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452cm"/>
    </style:style>
    <style:style style:name="co3" style:family="table-column">
      <style:table-column-properties fo:break-before="auto" style:column-width="6.735cm"/>
    </style:style>
    <style:style style:name="co4" style:family="table-column">
      <style:table-column-properties fo:break-before="auto" style:column-width="10.612cm"/>
    </style:style>
    <style:style style:name="co5" style:family="table-column">
      <style:table-column-properties fo:break-before="auto" style:column-width="12.855cm"/>
    </style:style>
    <style:style style:name="co6" style:family="table-column">
      <style:table-column-properties fo:break-before="auto" style:column-width="2.734cm"/>
    </style:style>
    <style:style style:name="co7" style:family="table-column">
      <style:table-column-properties fo:break-before="auto" style:column-width="1.506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60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Arial" style:font-name-asian="Arial Unicode MS" style:font-name-complex="Arial Unicode MS"/>
    </style:style>
    <style:style style:name="ce4" style:family="table-cell" style:parent-style-name="Default">
      <style:table-cell-properties fo:background-color="transparent"/>
      <style:text-properties fo:color="#000000" fo:font-size="9pt" style:font-size-asian="9pt" style:font-size-complex="5.09999990463257pt"/>
    </style:style>
    <style:style style:name="ce5" style:family="table-cell" style:parent-style-name="Default" style:data-style-name="N107">
      <style:table-cell-properties fo:background-color="transparent"/>
    </style:style>
  </office:automatic-styles>
  <office:body>
    <office:spreadsheet>
      <table:table table:name="menu_unifi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00" table:default-cell-style-name="ce2"/>
        <table:table-row table:style-name="ro1">
          <table:table-cell table:style-name="ce1" office:value-type="string">
            <text:p>cat1</text:p>
          </table:table-cell>
          <table:table-cell table:style-name="ce1" office:value-type="string">
            <text:p>cat2</text:p>
          </table:table-cell>
          <table:table-cell table:style-name="ce1" office:value-type="string">
            <text:p>cat3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titulé</text:p>
          </table:table-cell>
          <table:table-cell table:style-name="ce1" office:value-type="string">
            <text:p>prix_1</text:p>
          </table:table-cell>
          <table:table-cell table:style-name="ce1" office:value-type="string">
            <text:p>prix_2</text:p>
          </table:table-cell>
          <table:table-cell table:style-name="ce1" office:value-type="string">
            <text:p>prix_3</text:p>
          </table:table-cell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afé bio et équitable 80% Arabica 20% Robusta</text:p>
          </table:table-cell>
          <table:table-cell office:value-type="string">
            <text:p>(Pérou) Brûlerie de la Maine, Etriché</text:p>
          </table:table-cell>
          <table:table-cell office:value-type="string">
            <text:p>Petit / Grand</text:p>
          </table:table-cell>
          <table:table-cell table:style-name="ce5" office:value-type="currency" office:currency="EUR" office:value="1.6">
            <text:p>1,60 €</text:p>
          </table:table-cell>
          <table:table-cell table:style-name="ce5" office:value-type="currency" office:currency="EUR" office:value="3">
            <text:p>3,0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Déca</text:p>
          </table:table-cell>
          <table:table-cell/>
          <table:table-cell office:value-type="string">
            <text:p>Petit / Grand</text:p>
          </table:table-cell>
          <table:table-cell table:number-columns-repeated="2" table:style-name="ce5" office:value-type="currency" office:currency="EUR" office:value="1.7">
            <text:p>1,7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afé Allongé</text:p>
          </table:table-cell>
          <table:table-cell/>
          <table:table-cell office:value-type="string">
            <text:p>Petit / Grand</text:p>
          </table:table-cell>
          <table:table-cell table:style-name="ce5" office:value-type="currency" office:currency="EUR" office:value="1.7">
            <text:p>1,70 €</text:p>
          </table:table-cell>
          <table:table-cell table:style-name="ce5" office:value-type="currency" office:currency="EUR" office:value="3.2">
            <text:p>3,2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Noisette</text:p>
          </table:table-cell>
          <table:table-cell/>
          <table:table-cell office:value-type="string">
            <text:p>Petit / Grand</text:p>
          </table:table-cell>
          <table:table-cell table:style-name="ce5" office:value-type="currency" office:currency="EUR" office:value="1.7">
            <text:p>1,70 €</text:p>
          </table:table-cell>
          <table:table-cell table:style-name="ce5" office:value-type="currency" office:currency="EUR" office:value="3.2">
            <text:p>3,2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afé Crème</text:p>
          </table:table-cell>
          <table:table-cell/>
          <table:table-cell office:value-type="string">
            <text:p>Petit / Grand</text:p>
          </table:table-cell>
          <table:table-cell table:style-name="ce5" office:value-type="currency" office:currency="EUR" office:value="2.5">
            <text:p>2,50 €</text:p>
          </table:table-cell>
          <table:table-cell table:style-name="ce5" office:value-type="currency" office:currency="EUR" office:value="4">
            <text:p>4,0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haï Latte</text:p>
          </table:table-cell>
          <table:table-cell/>
          <table:table-cell office:value-type="string">
            <text:p>Petit / Grand</text:p>
          </table:table-cell>
          <table:table-cell table:style-name="ce5" office:value-type="currency" office:currency="EUR" office:value="3.5">
            <text:p>3,50 €</text:p>
          </table:table-cell>
          <table:table-cell table:style-name="ce5" office:value-type="currency" office:currency="EUR" office:value="5.5">
            <text:p>5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hocolat au Lait</text:p>
          </table:table-cell>
          <table:table-cell/>
          <table:table-cell office:value-type="string">
            <text:p>Petit / Grand</text:p>
          </table:table-cell>
          <table:table-cell table:style-name="ce5" office:value-type="currency" office:currency="EUR" office:value="3.5">
            <text:p>3,50 €</text:p>
          </table:table-cell>
          <table:table-cell table:style-name="ce5" office:value-type="currency" office:currency="EUR" office:value="5.5">
            <text:p>5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appuccino</text:p>
          </table:table-cell>
          <table:table-cell/>
          <table:table-cell office:value-type="string">
            <text:p>Petit / Grand</text:p>
          </table:table-cell>
          <table:table-cell table:style-name="ce5" office:value-type="currency" office:currency="EUR" office:value="3.5">
            <text:p>3,50 €</text:p>
          </table:table-cell>
          <table:table-cell table:style-name="ce5"/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afé Viennois</text:p>
          </table:table-cell>
          <table:table-cell/>
          <table:table-cell office:value-type="string">
            <text:p>Petit / Grand</text:p>
          </table:table-cell>
          <table:table-cell table:style-name="ce5" office:value-type="currency" office:currency="EUR" office:value="2.8">
            <text:p>2,80 €</text:p>
          </table:table-cell>
          <table:table-cell table:style-name="ce5" office:value-type="currency" office:currency="EUR" office:value="6.2">
            <text:p>6,2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hocolat Viennois</text:p>
          </table:table-cell>
          <table:table-cell/>
          <table:table-cell office:value-type="string">
            <text:p>Petit / Grand</text:p>
          </table:table-cell>
          <table:table-cell table:style-name="ce5" office:value-type="currency" office:currency="EUR" office:value="4">
            <text:p>4,00 €</text:p>
          </table:table-cell>
          <table:table-cell table:style-name="ce5" office:value-type="currency" office:currency="EUR" office:value="6.5">
            <text:p>6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Macchiato</text:p>
          </table:table-cell>
          <table:table-cell office:value-type="string">
            <text:p>Café, Lait, Caramel ou Chocolat Mai</text:p>
          </table:table-cell>
          <table:table-cell office:value-type="string">
            <text:p>Petit / Grand</text:p>
          </table:table-cell>
          <table:table-cell table:style-name="ce5" office:value-type="currency" office:currency="EUR" office:value="4.5">
            <text:p>4,50 €</text:p>
          </table:table-cell>
          <table:table-cell table:style-name="ce5" office:value-type="currency" office:currency="EUR" office:value="6">
            <text:p>6,0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Macchiato royal</text:p>
          </table:table-cell>
          <table:table-cell table:style-name="ce4" office:value-type="string">
            <text:p>Café, Lait, Caramel ou Chocolat Maison,Chantilly</text:p>
          </table:table-cell>
          <table:table-cell office:value-type="string">
            <text:p>Petit / Grand</text:p>
          </table:table-cell>
          <table:table-cell table:style-name="ce5" office:value-type="currency" office:currency="EUR" office:value="4.5">
            <text:p>4,50 €</text:p>
          </table:table-cell>
          <table:table-cell table:style-name="ce5" office:value-type="currency" office:currency="EUR" office:value="7">
            <text:p>7,00 €</text:p>
          </table:table-cell>
          <table:table-cell table:style-name="ce4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afé Gourmand</text:p>
          </table:table-cell>
          <table:table-cell/>
          <table:table-cell office:value-type="string">
            <text:p>Petit / Grand</text:p>
          </table:table-cell>
          <table:table-cell table:style-name="ce5" office:value-type="currency" office:currency="EUR" office:value="7.5">
            <text:p>7,50 €</text:p>
          </table:table-cell>
          <table:table-cell table:style-name="ce5"/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Thé Gourmand</text:p>
          </table:table-cell>
          <table:table-cell/>
          <table:table-cell office:value-type="string">
            <text:p>Petit / Grand</text:p>
          </table:table-cell>
          <table:table-cell table:style-name="ce5" office:value-type="currency" office:currency="EUR" office:value="8.5">
            <text:p>8,50 €</text:p>
          </table:table-cell>
          <table:table-cell table:style-name="ce5"/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 noir Dammann</text:p>
          </table:table-cell>
          <table:table-cell office:value-type="string">
            <text:p>Ceylan</text:p>
          </table:table-cell>
          <table:table-cell table:number-columns-repeated="2"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 noir Dammann</text:p>
          </table:table-cell>
          <table:table-cell office:value-type="string">
            <text:p>Earl Grey</text:p>
          </table:table-cell>
          <table:table-cell table:number-columns-repeated="2"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 noir Dammann</text:p>
          </table:table-cell>
          <table:table-cell office:value-type="string">
            <text:p>4 Fruits rouge</text:p>
          </table:table-cell>
          <table:table-cell table:number-columns-repeated="2"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 noir Dammann</text:p>
          </table:table-cell>
          <table:table-cell office:value-type="string">
            <text:p>Vanille</text:p>
          </table:table-cell>
          <table:table-cell table:number-columns-repeated="2"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 vert Dammann</text:p>
          </table:table-cell>
          <table:table-cell office:value-type="string">
            <text:p>Miss dammann </text:p>
          </table:table-cell>
          <table:table-cell office:value-type="string">
            <text:p><text:s/>Citron, Fruit de la Passion, Gingembr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 vert Dammann</text:p>
          </table:table-cell>
          <table:table-cell table:number-columns-repeated="2" office:value-type="string">
            <text:p>Yunnan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 vert Dammann</text:p>
          </table:table-cell>
          <table:table-cell table:number-columns-repeated="2" office:value-type="string">
            <text:p>Menth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 vert Dammann</text:p>
          </table:table-cell>
          <table:table-cell table:number-columns-repeated="2" office:value-type="string">
            <text:p>Jasmin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Infusions Dammann</text:p>
          </table:table-cell>
          <table:table-cell office:value-type="string">
            <text:p>Tisane Nuit à Versailles</text:p>
          </table:table-cell>
          <table:table-cell office:value-type="string">
            <text:p>Bergamote, Kiwi, Pêch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Infusions Dammann</text:p>
          </table:table-cell>
          <table:table-cell table:style-name="ce3" office:value-type="string">
            <text:p>Tisane Carcadet</text:p>
          </table:table-cell>
          <table:table-cell office:value-type="string">
            <text:p>Passion, Frambois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Infusions Dammann</text:p>
          </table:table-cell>
          <table:table-cell table:style-name="ce3" office:value-type="string">
            <text:p>Tisane du Berger</text:p>
          </table:table-cell>
          <table:table-cell office:value-type="string">
            <text:p>Tilleul, Verveine, Menthe, Citronnelle, Fleur d’Oranger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Infusions Dammann</text:p>
          </table:table-cell>
          <table:table-cell office:value-type="string">
            <text:p>Rooibos Citrus</text:p>
          </table:table-cell>
          <table:table-cell office:value-type="string">
            <text:p>Citron Vert, Clémentine, Orange Sanguin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Les sirops</text:p>
          </table:table-cell>
          <table:table-cell office:value-type="string">
            <text:p>Melon, Pastèque, Goyave, Litchi, Grenadine, Passion, Grenade, Fraise, Cerise, Cassis, Mûre, Framboise, Pêche, Menthe, Banane, Violette, Kiwi, Rose, Orgeat, Gingembre, Pamplemousse, Citron, Citronnelle, Pulco</text:p>
          </table:table-cell>
          <table:table-cell/>
          <table:table-cell table:style-name="ce5" office:value-type="currency" office:currency="EUR" office:value="2">
            <text:p>2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Les diabolos</text:p>
          </table:table-cell>
          <table:table-cell office:value-type="string">
            <text:p>Melon, Pastèque, Goyave, Litchi, Grenadine, Passion, Grenade, Fraise, Cerise, Cassis, Mûre, Framboise, Pêche, Menthe, Banane, Violette, Kiwi, Rose, Orgeat, Gingembre, Pamplemousse, Citron, Citronnelle, Pulco</text:p>
          </table:table-cell>
          <table:table-cell/>
          <table:table-cell table:style-name="ce5" office:value-type="currency" office:currency="EUR" office:value="2.5">
            <text:p>2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Boisson énergisante</text:p>
          </table:table-cell>
          <table:table-cell table:number-columns-repeated="2"/>
          <table:table-cell table:style-name="ce5" office:value-type="currency" office:currency="EUR" office:value="3">
            <text:p>3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Orangina, Schweppes</text:p>
          </table:table-cell>
          <table:table-cell table:number-columns-repeated="2"/>
          <table:table-cell table:style-name="ce5" office:value-type="currency" office:currency="EUR" office:value="3.6">
            <text:p>3,6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Breizh Cola, Breizh Zero, Breizh Agrumes, Oasis Tropical</text:p>
          </table:table-cell>
          <table:table-cell table:number-columns-repeated="2"/>
          <table:table-cell table:style-name="ce5" office:value-type="currency" office:currency="EUR" office:value="3.8">
            <text:p>3,8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Thé glacé maison</text:p>
          </table:table-cell>
          <table:table-cell table:number-columns-repeated="2"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Bissap maison</text:p>
          </table:table-cell>
          <table:table-cell table:number-columns-repeated="2"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Café Frappé</text:p>
          </table:table-cell>
          <table:table-cell office:value-type="string">
            <text:p>Café, Sirop Orgeat, Sucr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Cacolac</text:p>
          </table:table-cell>
          <table:table-cell table:number-columns-repeated="2"/>
          <table:table-cell table:style-name="ce5" office:value-type="currency" office:currency="EUR" office:value="3.6">
            <text:p>3,6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Macchiato glacé</text:p>
          </table:table-cell>
          <table:table-cell table:number-columns-repeated="2"/>
          <table:table-cell table:style-name="ce5" office:value-type="currency" office:currency="EUR" office:value="4">
            <text:p>4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Schorle Les Filles de l’Ouest</text:p>
          </table:table-cell>
          <table:table-cell office:value-type="string">
            <text:p>Citron Fringant, Rhubarbe Pimpante, Menthe Fougueuse, Cassis Truculent, Pomelo Corsé</text:p>
          </table:table-cell>
          <table:table-cell/>
          <table:table-cell table:style-name="ce5" office:value-type="currency" office:currency="EUR" office:value="4.5">
            <text:p>4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Ginger Beer</text:p>
          </table:table-cell>
          <table:table-cell table:number-columns-repeated="2"/>
          <table:table-cell table:style-name="ce5" office:value-type="currency" office:currency="EUR" office:value="5">
            <text:p>5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Tensai Tea</text:p>
          </table:table-cell>
          <table:table-cell office:value-type="string">
            <text:p>Thé Noir Glacé, Gingembre</text:p>
          </table:table-cell>
          <table:table-cell/>
          <table:table-cell table:style-name="ce5" office:value-type="currency" office:currency="EUR" office:value="5">
            <text:p>5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Soda Leamo</text:p>
          </table:table-cell>
          <table:table-cell office:value-type="string">
            <text:p>Ginger Ale, Orangeade, Concombre Citron</text:p>
          </table:table-cell>
          <table:table-cell/>
          <table:table-cell table:style-name="ce5" office:value-type="currency" office:currency="EUR" office:value="5">
            <text:p>5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Sansu</text:p>
          </table:table-cell>
          <table:table-cell office:value-type="string">
            <text:p>Soda Yuzu, Gingembre (Vitamine C++)</text:p>
          </table:table-cell>
          <table:table-cell/>
          <table:table-cell table:style-name="ce5" office:value-type="currency" office:currency="EUR" office:value="5.5">
            <text:p>5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Kombucha Penrose</text:p>
          </table:table-cell>
          <table:table-cell office:value-type="string">
            <text:p>Thé Noir / Rhubarbe / Clémentine ou Thé Vert Sencha / Framboise / Menthe</text:p>
          </table:table-cell>
          <table:table-cell/>
          <table:table-cell table:style-name="ce5" office:value-type="currency" office:currency="EUR" office:value="6">
            <text:p>6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Jupiler Bière Sans Alcool</text:p>
          </table:table-cell>
          <table:table-cell table:number-columns-repeated="2"/>
          <table:table-cell table:style-name="ce5" office:value-type="currency" office:currency="EUR" office:value="4.5">
            <text:p>4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Meteor IPA Sans Alcool 0,0%</text:p>
          </table:table-cell>
          <table:table-cell table:number-columns-repeated="2"/>
          <table:table-cell table:style-name="ce5" office:value-type="currency" office:currency="EUR" office:value="5.5">
            <text:p>5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Tête Haute IPA Presque Sans Alcool 0,5%</text:p>
          </table:table-cell>
          <table:table-cell table:number-columns-repeated="2"/>
          <table:table-cell table:style-name="ce5" office:value-type="currency" office:currency="EUR" office:value="5.5">
            <text:p>5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Vin Blanc Sans Alcool</text:p>
          </table:table-cell>
          <table:table-cell office:value-type="string">
            <text:p>«Cypher» Domaine de Brau (Sauvignon)</text:p>
          </table:table-cell>
          <table:table-cell/>
          <table:table-cell table:style-name="ce5" office:value-type="currency" office:currency="EUR" office:value="6">
            <text:p>6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Vin Blanc Pétillant Sans Alcool </text:p>
          </table:table-cell>
          <table:table-cell office:value-type="string">
            <text:p>«Cypher» Domaine de Brau (Sauvignon)</text:p>
          </table:table-cell>
          <table:table-cell/>
          <table:table-cell table:style-name="ce5" office:value-type="currency" office:currency="EUR" office:value="6">
            <text:p>6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 office:value-type="string">
            <text:p>100% Pur Jus local</text:p>
          </table:table-cell>
          <table:table-cell office:value-type="string">
            <text:p>Pomme (53), Raisin (49)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 office:value-type="string">
            <text:p>Vergers de la Manse (37)</text:p>
          </table:table-cell>
          <table:table-cell office:value-type="string">
            <text:p>Tomate, Pomme/Mangue, Pomme/Framboise, Poire, Ananas, Orange, Pamplemousse, Abricot, Fraise</text:p>
          </table:table-cell>
          <table:table-cell/>
          <table:table-cell table:style-name="ce5" office:value-type="currency" office:currency="EUR" office:value="4.5">
            <text:p>4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 office:value-type="string">
            <text:p>Bahia</text:p>
          </table:table-cell>
          <table:table-cell office:value-type="string">
            <text:p>Jus de Goyave Blanche, Litchi, Citron Vert (Vitamine C++)</text:p>
          </table:table-cell>
          <table:table-cell/>
          <table:table-cell table:style-name="ce5" office:value-type="currency" office:currency="EUR" office:value="5">
            <text:p>5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 office:value-type="string">
            <text:p>Lhumeau</text:p>
          </table:table-cell>
          <table:table-cell office:value-type="string">
            <text:p>Jus de Raisin Pétillant</text:p>
          </table:table-cell>
          <table:table-cell/>
          <table:table-cell table:style-name="ce5" office:value-type="currency" office:currency="EUR" office:value="6">
            <text:p>6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Eau Neuve</text:p>
          </table:table-cell>
          <table:table-cell office:value-type="string">
            <text:p>Eau minérale plate</text:p>
          </table:table-cell>
          <table:table-cell/>
          <table:table-cell table:style-name="ce5" office:value-type="currency" office:currency="EUR" office:value="2.5">
            <text:p>2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Eau Neuve</text:p>
          </table:table-cell>
          <table:table-cell office:value-type="string">
            <text:p>Eau minérale plat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Eau Neuve</text:p>
          </table:table-cell>
          <table:table-cell office:value-type="string">
            <text:p>Eau minérale gazeuse</text:p>
          </table:table-cell>
          <table:table-cell/>
          <table:table-cell table:style-name="ce5" office:value-type="currency" office:currency="EUR" office:value="3">
            <text:p>3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Plancoët Gazeuse</text:p>
          </table:table-cell>
          <table:table-cell table:number-columns-repeated="2"/>
          <table:table-cell table:style-name="ce5" office:value-type="currency" office:currency="EUR" office:value="4">
            <text:p>4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Plancoët Gazeuse</text:p>
          </table:table-cell>
          <table:table-cell table:number-columns-repeated="2"/>
          <table:table-cell table:style-name="ce5" office:value-type="currency" office:currency="EUR" office:value="5.5">
            <text:p>5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Virgin Mojito, Virgin Mojito Fruit, Virgin Piña Colada</text:p>
          </table:table-cell>
          <table:table-cell table:number-columns-repeated="2"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Virgin Spritz, Virgin Hugo Spritz</text:p>
          </table:table-cell>
          <table:table-cell table:number-columns-repeated="2"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Sawat</text:p>
          </table:table-cell>
          <table:table-cell office:value-type="string">
            <text:p>Purée de Fraise, Jus de Cranberry, Menthe, Tonic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Acapulco</text:p>
          </table:table-cell>
          <table:table-cell office:value-type="string">
            <text:p>Jus d’Orange, Limonade, Sirop Grenadine, Citron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Kiribata</text:p>
          </table:table-cell>
          <table:table-cell office:value-type="string">
            <text:p>Jus de Cranberry, Jus d’Orange, Citron Vert Pressé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Citronnella</text:p>
          </table:table-cell>
          <table:table-cell office:value-type="string">
            <text:p>Jus de Mangue, Sirop de Citronnelle, Jus de Citron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Ginger Berry Fizz</text:p>
          </table:table-cell>
          <table:table-cell office:value-type="string">
            <text:p>Jus de Cranberry, Citron Vert Pressé, Ginger Beer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Virgin Red Mojito</text:p>
          </table:table-cell>
          <table:table-cell office:value-type="string">
            <text:p>Jus de Fleur d’Hibiscus, Menthe, Citron Vert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Kootchooloo</text:p>
          </table:table-cell>
          <table:table-cell office:value-type="string">
            <text:p>Jus de Pomme, Concombre, Jus de Citron, Sirop de Gingembre, Menthe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Jamaican Spice</text:p>
          </table:table-cell>
          <table:table-cell office:value-type="string">
            <text:p>Purée de Mangue, Jus d’Orange, Ginger Beer, Sirop Piment Maison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Cloudy</text:p>
          </table:table-cell>
          <table:table-cell office:value-type="string">
            <text:p>Jus de Goyave, Sirop de Rose, Jus de Citron Vert, Jus de Fleur d’Hibiscus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Jäger Bomb, Ti Punch</text:p>
          </table:table-cell>
          <table:table-cell table:number-columns-repeated="2"/>
          <table:table-cell table:style-name="ce5" office:value-type="currency" office:currency="EUR" office:value="5.5">
            <text:p>5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Caïpirinha, Caïpiroska</text:p>
          </table:table-cell>
          <table:table-cell office:value-type="string">
            <text:p>Caïpirinha - fruits +0,50€</text:p>
          </table:table-cell>
          <table:table-cell/>
          <table:table-cell table:style-name="ce5" office:value-type="currency" office:currency="EUR" office:value="6">
            <text:p>6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Cuba Libre, Planteur, Tequila Sunrise, Daiquiri, Mojito</text:p>
          </table:table-cell>
          <table:table-cell office:value-type="string">
            <text:p>Daiquiri - fruits +0,50€, Mojito - fruits +0,50€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Cosmopolitain, Cointreaupolitain, Margarita, Cointreau Fizz, Love on the Beach, Martini Dry, Piña Colada, Russe Blanc</text:p>
          </table:table-cell>
          <table:table-cell table:number-columns-repeated="2"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Bloody Mary, London Mule, Moscow Mule, Long Island, Mai Thaï</text:p>
          </table:table-cell>
          <table:table-cell table:number-columns-repeated="2"/>
          <table:table-cell table:style-name="ce5" office:value-type="currency" office:currency="EUR" office:value="8">
            <text:p>8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Grog</text:p>
          </table:table-cell>
          <table:table-cell office:value-type="string">
            <text:p>Pour se rechauffer</text:p>
          </table:table-cell>
          <table:table-cell/>
          <table:table-cell table:style-name="ce5" office:value-type="currency" office:currency="EUR" office:value="4.5">
            <text:p>4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Irish Coffee Monkey Shoulder, French Coffee</text:p>
          </table:table-cell>
          <table:table-cell office:value-type="string">
            <text:p>Pour se rechauffer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Red Mojito</text:p>
          </table:table-cell>
          <table:table-cell office:value-type="string">
            <text:p>Rhum, Citron Vert, Menthe, Jus de Fleur d’Hibiscus, Angustura, Sucre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Spritz Violette</text:p>
          </table:table-cell>
          <table:table-cell office:value-type="string">
            <text:p>Crème de Violette, Eau Gazeuse, Crémant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Spritz Hugo</text:p>
          </table:table-cell>
          <table:table-cell office:value-type="string">
            <text:p>Liqueur Fleur de Sureau, Crémant, Eau Gazeuse, Citron Vert, Zeste de Citron Jaune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Spritz Angevin</text:p>
          </table:table-cell>
          <table:table-cell office:value-type="string">
            <text:p>Bitter Giffard, Crément de Loire, Eau Gazeuse, Orange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Sour </text:p>
          </table:table-cell>
          <table:table-cell office:value-type="string">
            <text:p>Tequila Milagro, Amaretto, Pisco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Jam Sour</text:p>
          </table:table-cell>
          <table:table-cell office:value-type="string">
            <text:p>Whisky Monkey Shoulder, Confiture, Jus de Citron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Arapi</text:p>
          </table:table-cell>
          <table:table-cell office:value-type="string">
            <text:p>Vodka, Sirop de Grenade, Citron Vert, Crème Coco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Arawak</text:p>
          </table:table-cell>
          <table:table-cell office:value-type="string">
            <text:p>Rhum, Menthe, Jus de Goyave, Citron Vert, Sucre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Pol Lover</text:p>
          </table:table-cell>
          <table:table-cell office:value-type="string">
            <text:p>Vodka, Liqueur de Melon, Sirop Framboise, Jus d’Ananas, Jus de Cranberry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Espresso Martini</text:p>
          </table:table-cell>
          <table:table-cell office:value-type="string">
            <text:p>Vodka, Kahlua, Expresso, Sucre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Gin Smash</text:p>
          </table:table-cell>
          <table:table-cell office:value-type="string">
            <text:p>Gin Hendrick’s, Basilic, Miel, Citron Jaune Pressé</text:p>
          </table:table-cell>
          <table:table-cell/>
          <table:table-cell table:style-name="ce5" office:value-type="currency" office:currency="EUR" office:value="8.5">
            <text:p>8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Honolulu Punch</text:p>
          </table:table-cell>
          <table:table-cell office:value-type="string">
            <text:p>Rhum Sailor Jerry, Purée de Passion, Jus d’Ananas, Sirop de Vanille, Citron Vert</text:p>
          </table:table-cell>
          <table:table-cell/>
          <table:table-cell table:style-name="ce5" office:value-type="currency" office:currency="EUR" office:value="8.5">
            <text:p>8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Papete Punch</text:p>
          </table:table-cell>
          <table:table-cell office:value-type="string">
            <text:p>Rhum, Pomme, Goyave, Citron Vert, Litchi</text:p>
          </table:table-cell>
          <table:table-cell/>
          <table:table-cell table:style-name="ce5" office:value-type="currency" office:currency="EUR" office:value="8.5">
            <text:p>8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Cold Kiss</text:p>
          </table:table-cell>
          <table:table-cell office:value-type="string">
            <text:p>Gin Hendrick’s, Sirop de Rose, Citron Vert, Jus de Goyave, Jus de Fleur d’Hibiscus</text:p>
          </table:table-cell>
          <table:table-cell/>
          <table:table-cell table:style-name="ce5" office:value-type="currency" office:currency="EUR" office:value="8.5">
            <text:p>8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Bolly Mule</text:p>
          </table:table-cell>
          <table:table-cell office:value-type="string">
            <text:p>Gin Hendrick’s, Crème de Cassis, Ginger Beer, Sirop de Rose Maison, Citron Vert Pressé</text:p>
          </table:table-cell>
          <table:table-cell/>
          <table:table-cell table:style-name="ce5" office:value-type="currency" office:currency="EUR" office:value="9">
            <text:p>9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Blondes</text:p>
          </table:table-cell>
          <table:table-cell office:value-type="string">
            <text:p>Meteor Blonde, Lager</text:p>
          </table:table-cell>
          <table:table-cell office:value-type="string">
            <text:p>Brasserie Meteor, Hochfelden, 67</text:p>
          </table:table-cell>
          <table:table-cell office:value-type="string">
            <text:p>Demi / Pinte</text:p>
          </table:table-cell>
          <table:table-cell table:style-name="ce5" office:value-type="currency" office:currency="EUR" office:value="3">
            <text:p>3,00 €</text:p>
          </table:table-cell>
          <table:table-cell table:style-name="ce5" office:value-type="currency" office:currency="EUR" office:value="5.5">
            <text:p>5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Blondes</text:p>
          </table:table-cell>
          <table:table-cell office:value-type="string">
            <text:p>Alpaca Citra, Pale Ale</text:p>
          </table:table-cell>
          <table:table-cell office:value-type="string">
            <text:p>Alpaca, Segré, 49</text:p>
          </table:table-cell>
          <table:table-cell office:value-type="string">
            <text:p>Demi / Pinte</text:p>
          </table:table-cell>
          <table:table-cell table:style-name="ce5" office:value-type="currency" office:currency="EUR" office:value="3.9">
            <text:p>3,90 €</text:p>
          </table:table-cell>
          <table:table-cell table:style-name="ce5" office:value-type="currency" office:currency="EUR" office:value="7">
            <text:p>7,0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Blondes</text:p>
          </table:table-cell>
          <table:table-cell office:value-type="string">
            <text:p>Wendelinus Blonde, Abbaye</text:p>
          </table:table-cell>
          <table:table-cell office:value-type="string">
            <text:p>Brasserie Meteor, Hochfelden, 67</text:p>
          </table:table-cell>
          <table:table-cell office:value-type="string">
            <text:p>Demi / Pinte</text:p>
          </table:table-cell>
          <table:table-cell table:style-name="ce5" office:value-type="currency" office:currency="EUR" office:value="4.2">
            <text:p>4,20 €</text:p>
          </table:table-cell>
          <table:table-cell table:style-name="ce5" office:value-type="currency" office:currency="EUR" office:value="7.5">
            <text:p>7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Blondes</text:p>
          </table:table-cell>
          <table:table-cell office:value-type="string">
            <text:p>La Piautre, Triple</text:p>
          </table:table-cell>
          <table:table-cell office:value-type="string">
            <text:p>La Piautre, La Ménitré, 49</text:p>
          </table:table-cell>
          <table:table-cell office:value-type="string">
            <text:p>Demi / Pinte</text:p>
          </table:table-cell>
          <table:table-cell table:style-name="ce5" office:value-type="currency" office:currency="EUR" office:value="4.2">
            <text:p>4,20 €</text:p>
          </table:table-cell>
          <table:table-cell table:style-name="ce5" office:value-type="currency" office:currency="EUR" office:value="7.5">
            <text:p>7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Blanche</text:p>
          </table:table-cell>
          <table:table-cell office:value-type="string">
            <text:p>Alpaca Blanche</text:p>
          </table:table-cell>
          <table:table-cell office:value-type="string">
            <text:p>Alpaca, Segré, 49</text:p>
          </table:table-cell>
          <table:table-cell office:value-type="string">
            <text:p>Demi / Pinte</text:p>
          </table:table-cell>
          <table:table-cell table:style-name="ce5" office:value-type="currency" office:currency="EUR" office:value="3.9">
            <text:p>3,90 €</text:p>
          </table:table-cell>
          <table:table-cell table:style-name="ce5" office:value-type="currency" office:currency="EUR" office:value="7">
            <text:p>7,0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IPA</text:p>
          </table:table-cell>
          <table:table-cell office:value-type="string">
            <text:p>La Côale Original, IPA</text:p>
          </table:table-cell>
          <table:table-cell office:value-type="string">
            <text:p>La Côale, Bécon-les-Granits, 49</text:p>
          </table:table-cell>
          <table:table-cell office:value-type="string">
            <text:p>Demi / Pinte</text:p>
          </table:table-cell>
          <table:table-cell table:style-name="ce5" office:value-type="currency" office:currency="EUR" office:value="4.2">
            <text:p>4,20 €</text:p>
          </table:table-cell>
          <table:table-cell table:style-name="ce5" office:value-type="currency" office:currency="EUR" office:value="7.5">
            <text:p>7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IPA</text:p>
          </table:table-cell>
          <table:table-cell office:value-type="string">
            <text:p>Bonne Pâte, Double IPA</text:p>
          </table:table-cell>
          <table:table-cell office:value-type="string">
            <text:p>Brasserie La Bestiole, Saint-Barthélemy, 49</text:p>
          </table:table-cell>
          <table:table-cell office:value-type="string">
            <text:p>Demi / Pinte</text:p>
          </table:table-cell>
          <table:table-cell table:style-name="ce5" office:value-type="currency" office:currency="EUR" office:value="4.2">
            <text:p>4,20 €</text:p>
          </table:table-cell>
          <table:table-cell table:style-name="ce5" office:value-type="currency" office:currency="EUR" office:value="7.5">
            <text:p>7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IPA</text:p>
          </table:table-cell>
          <table:table-cell office:value-type="string">
            <text:p>Patoune, NEIPA</text:p>
          </table:table-cell>
          <table:table-cell office:value-type="string">
            <text:p>Brasserie La Bestiole, Saint-Barthélemy, 49</text:p>
          </table:table-cell>
          <table:table-cell office:value-type="string">
            <text:p>Demi / Pinte</text:p>
          </table:table-cell>
          <table:table-cell table:style-name="ce5" office:value-type="currency" office:currency="EUR" office:value="4.2">
            <text:p>4,20 €</text:p>
          </table:table-cell>
          <table:table-cell table:style-name="ce5" office:value-type="currency" office:currency="EUR" office:value="7.5">
            <text:p>7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Ambrée</text:p>
          </table:table-cell>
          <table:table-cell office:value-type="string">
            <text:p>Enaxor, Ambrée</text:p>
          </table:table-cell>
          <table:table-cell office:value-type="string">
            <text:p>La Côale, Bécon-les-Granits, 49</text:p>
          </table:table-cell>
          <table:table-cell office:value-type="string">
            <text:p>Demi / Pinte</text:p>
          </table:table-cell>
          <table:table-cell table:style-name="ce5" office:value-type="currency" office:currency="EUR" office:value="4.2">
            <text:p>4,20 €</text:p>
          </table:table-cell>
          <table:table-cell table:style-name="ce5" office:value-type="currency" office:currency="EUR" office:value="7.5">
            <text:p>7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Fruitées</text:p>
          </table:table-cell>
          <table:table-cell office:value-type="string">
            <text:p>Meteor Cerise, Rouge, Fruitée</text:p>
          </table:table-cell>
          <table:table-cell office:value-type="string">
            <text:p>Brasserie Meteor, Hochfelden, 67</text:p>
          </table:table-cell>
          <table:table-cell office:value-type="string">
            <text:p>Demi / Pinte</text:p>
          </table:table-cell>
          <table:table-cell table:style-name="ce5" office:value-type="currency" office:currency="EUR" office:value="4.2">
            <text:p>4,20 €</text:p>
          </table:table-cell>
          <table:table-cell table:style-name="ce5" office:value-type="currency" office:currency="EUR" office:value="7.5">
            <text:p>7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Fruitées</text:p>
          </table:table-cell>
          <table:table-cell office:value-type="string">
            <text:p>Slash Mango, Blonde, Fruitée</text:p>
          </table:table-cell>
          <table:table-cell office:value-type="string">
            <text:p>Brasserie La Licorne, Saverne, 67</text:p>
          </table:table-cell>
          <table:table-cell office:value-type="string">
            <text:p>Demi / Pinte</text:p>
          </table:table-cell>
          <table:table-cell table:style-name="ce5" office:value-type="currency" office:currency="EUR" office:value="4.2">
            <text:p>4,20 €</text:p>
          </table:table-cell>
          <table:table-cell table:style-name="ce5" office:value-type="currency" office:currency="EUR" office:value="7.5">
            <text:p>7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Autres</text:p>
          </table:table-cell>
          <table:table-cell office:value-type="string">
            <text:p>Panaché</text:p>
          </table:table-cell>
          <table:table-cell/>
          <table:table-cell office:value-type="string">
            <text:p>Demi / Pinte</text:p>
          </table:table-cell>
          <table:table-cell table:style-name="ce5" office:value-type="currency" office:currency="EUR" office:value="3.2">
            <text:p>3,20 €</text:p>
          </table:table-cell>
          <table:table-cell table:style-name="ce5" office:value-type="currency" office:currency="EUR" office:value="5.5">
            <text:p>5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Autres</text:p>
          </table:table-cell>
          <table:table-cell office:value-type="string">
            <text:p>Monaco, Bière sirop</text:p>
          </table:table-cell>
          <table:table-cell/>
          <table:table-cell office:value-type="string">
            <text:p>Demi / Pinte</text:p>
          </table:table-cell>
          <table:table-cell table:style-name="ce5" office:value-type="currency" office:currency="EUR" office:value="3.2">
            <text:p>3,20 €</text:p>
          </table:table-cell>
          <table:table-cell table:style-name="ce5" office:value-type="currency" office:currency="EUR" office:value="5.8">
            <text:p>5,8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Autres</text:p>
          </table:table-cell>
          <table:table-cell office:value-type="string">
            <text:p>Picon Bière</text:p>
          </table:table-cell>
          <table:table-cell/>
          <table:table-cell office:value-type="string">
            <text:p>Demi / Pinte</text:p>
          </table:table-cell>
          <table:table-cell table:style-name="ce5" office:value-type="currency" office:currency="EUR" office:value="4">
            <text:p>4,00 €</text:p>
          </table:table-cell>
          <table:table-cell table:style-name="ce5" office:value-type="currency" office:currency="EUR" office:value="7.5">
            <text:p>7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raft beer locales</text:p>
          </table:table-cell>
          <table:table-cell office:value-type="string">
            <text:p>Brasserie Bio Artisanale Penrose, Angers</text:p>
          </table:table-cell>
          <table:table-cell office:value-type="string">
            <text:p>Gose</text:p>
          </table:table-cell>
          <table:table-cell office:value-type="string">
            <text:p>Acidulée, Note Cassis &amp; Citron vert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raft beer locales</text:p>
          </table:table-cell>
          <table:table-cell office:value-type="string">
            <text:p>Brasserie Bio Artisanale Penrose, Angers</text:p>
          </table:table-cell>
          <table:table-cell office:value-type="string">
            <text:p>Wheat Ale</text:p>
          </table:table-cell>
          <table:table-cell office:value-type="string">
            <text:p>Bière de Blé, Légèrement Argumé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raft beer locales</text:p>
          </table:table-cell>
          <table:table-cell office:value-type="string">
            <text:p>Brasserie Bio Artisanale Penrose, Angers</text:p>
          </table:table-cell>
          <table:table-cell office:value-type="string">
            <text:p>DDH Pale Ale</text:p>
          </table:table-cell>
          <table:table-cell office:value-type="string">
            <text:p>Blonde Dorée, Note Fruitée et Amer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raft beer locales</text:p>
          </table:table-cell>
          <table:table-cell office:value-type="string">
            <text:p>Brasserie Bio Artisanale Penrose, Angers</text:p>
          </table:table-cell>
          <table:table-cell office:value-type="string">
            <text:p>IPA</text:p>
          </table:table-cell>
          <table:table-cell office:value-type="string">
            <text:p>Blonde Houblonnnée, Douce Amer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raft beer locales</text:p>
          </table:table-cell>
          <table:table-cell office:value-type="string">
            <text:p>Brasserie Bio Artisanale Penrose, Angers</text:p>
          </table:table-cell>
          <table:table-cell office:value-type="string">
            <text:p>NEIPA</text:p>
          </table:table-cell>
          <table:table-cell office:value-type="string">
            <text:p>Blonde Houblonnnée, Note Fruité et Florale</text:p>
          </table:table-cell>
          <table:table-cell/>
          <table:table-cell table:style-name="ce5" office:value-type="currency" office:currency="EUR" office:value="6.9">
            <text:p>6,9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Insouciante</text:p>
          </table:table-cell>
          <table:table-cell office:value-type="string">
            <text:p>Pale Ale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Vagabonde</text:p>
          </table:table-cell>
          <table:table-cell office:value-type="string">
            <text:p>Witbier, Orange Sanguine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L’Intrépide</text:p>
          </table:table-cell>
          <table:table-cell office:value-type="string">
            <text:p>Sour, Passion, Vanille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Pas Commode</text:p>
          </table:table-cell>
          <table:table-cell office:value-type="string">
            <text:p>West Coast IPA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La Pépère</text:p>
          </table:table-cell>
          <table:table-cell office:value-type="string">
            <text:p>Stout, Tiramisu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L’Exubérante</text:p>
          </table:table-cell>
          <table:table-cell office:value-type="string">
            <text:p>Double NEIPA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Citraddict</text:p>
          </table:table-cell>
          <table:table-cell office:value-type="string">
            <text:p>DDH, IPA, Citra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table:number-columns-repeated="2" office:value-type="string">
            <text:p>Bières bouteille</text:p>
          </table:table-cell>
          <table:table-cell office:value-type="string">
            <text:p>Desperados</text:p>
          </table:table-cell>
          <table:table-cell office:value-type="string">
            <text:p>Aromatisée Tequila</text:p>
          </table:table-cell>
          <table:table-cell/>
          <table:table-cell table:style-name="ce5" office:value-type="currency" office:currency="EUR" office:value="5.5">
            <text:p>5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table:number-columns-repeated="2" office:value-type="string">
            <text:p>Bières bouteille</text:p>
          </table:table-cell>
          <table:table-cell office:value-type="string">
            <text:p>Piautre Noir</text:p>
          </table:table-cell>
          <table:table-cell office:value-type="string">
            <text:p>Stout</text:p>
          </table:table-cell>
          <table:table-cell/>
          <table:table-cell table:style-name="ce5" office:value-type="currency" office:currency="EUR" office:value="6">
            <text:p>6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table:number-columns-repeated="2" office:value-type="string">
            <text:p>Bières bouteille</text:p>
          </table:table-cell>
          <table:table-cell office:value-type="string">
            <text:p>Chouffe</text:p>
          </table:table-cell>
          <table:table-cell office:value-type="string">
            <text:p>Blonde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table:number-columns-repeated="2" office:value-type="string">
            <text:p>Bières bouteille</text:p>
          </table:table-cell>
          <table:table-cell office:value-type="string">
            <text:p>Kasteel Rouge</text:p>
          </table:table-cell>
          <table:table-cell office:value-type="string">
            <text:p>Fruits Rouges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Apéritifs</text:p>
          </table:table-cell>
          <table:table-cell/>
          <table:table-cell office:value-type="string">
            <text:p>Pastis</text:p>
          </table:table-cell>
          <table:table-cell table:number-columns-repeated="2"/>
          <table:table-cell table:style-name="ce5" office:value-type="currency" office:currency="EUR" office:value="3">
            <text:p>3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Apéritifs</text:p>
          </table:table-cell>
          <table:table-cell/>
          <table:table-cell office:value-type="string">
            <text:p>Martini Blanc, Martini Rouge</text:p>
          </table:table-cell>
          <table:table-cell table:number-columns-repeated="2"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Apéritifs</text:p>
          </table:table-cell>
          <table:table-cell/>
          <table:table-cell office:value-type="string">
            <text:p>Porto Blanc, Porto Rouge</text:p>
          </table:table-cell>
          <table:table-cell table:number-columns-repeated="2"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Apéritifs</text:p>
          </table:table-cell>
          <table:table-cell/>
          <table:table-cell office:value-type="string">
            <text:p>Suze</text:p>
          </table:table-cell>
          <table:table-cell table:number-columns-repeated="2"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Anjour Rouge AOP</text:p>
          </table:table-cell>
          <table:table-cell office:value-type="string">
            <text:p>Domaine des Hautes Ouches (Cab,Franc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2.5">
            <text:p>2,50 €</text:p>
          </table:table-cell>
          <table:table-cell table:style-name="ce5"/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Anjou Rouge AOP</text:p>
          </table:table-cell>
          <table:table-cell office:value-type="string">
            <text:p>Domaine du Gerfaut (Cab,Franc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3.5">
            <text:p>3,50 €</text:p>
          </table:table-cell>
          <table:table-cell table:style-name="ce5" office:value-type="currency" office:currency="EUR" office:value="18">
            <text:p>18,0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Anjou Grolleau</text:p>
          </table:table-cell>
          <table:table-cell office:value-type="string">
            <text:p>Domaine Princé (Grolleau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3.5">
            <text:p>3,50 €</text:p>
          </table:table-cell>
          <table:table-cell table:style-name="ce5" office:value-type="currency" office:currency="EUR" office:value="18">
            <text:p>18,0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Saumur Champigny AOP</text:p>
          </table:table-cell>
          <table:table-cell office:value-type="string">
            <text:p>Domaine de Bourg Neuf (Cab,Franc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4.6">
            <text:p>4,60 €</text:p>
          </table:table-cell>
          <table:table-cell table:style-name="ce5" office:value-type="currency" office:currency="EUR" office:value="25.5">
            <text:p>25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Saint Nicolas de Bourgueil AOP</text:p>
          </table:table-cell>
          <table:table-cell office:value-type="string">
            <text:p>Vignoble la Jarnoterie (Cab,Franc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4.8">
            <text:p>4,80 €</text:p>
          </table:table-cell>
          <table:table-cell table:style-name="ce5" office:value-type="currency" office:currency="EUR" office:value="26.5">
            <text:p>26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Saint Nicolas de Bourgueil AOP</text:p>
          </table:table-cell>
          <table:table-cell office:value-type="string">
            <text:p>Vignoble la Jarnoterie (Cab,Franc) – Demi-bouteille</text:p>
          </table:table-cell>
          <table:table-cell office:value-type="string">
            <text:p>Verre / Bouteille</text:p>
          </table:table-cell>
          <table:table-cell table:style-name="ce5"/>
          <table:table-cell table:style-name="ce5" office:value-type="currency" office:currency="EUR" office:value="15">
            <text:p>15,0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Chinon AOP « Les Galuches »</text:p>
          </table:table-cell>
          <table:table-cell office:value-type="string">
            <text:p>Domaine Raffault (Cab,Franc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4.9">
            <text:p>4,90 €</text:p>
          </table:table-cell>
          <table:table-cell table:style-name="ce5" office:value-type="currency" office:currency="EUR" office:value="27">
            <text:p>27,0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Cheverny Rouge HVE « EnCLOS du Petit Chien »</text:p>
          </table:table-cell>
          <table:table-cell office:value-type="string">
            <text:p>Domaine Alpha Loire (Pinot Noir, Gamay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5.2">
            <text:p>5,20 €</text:p>
          </table:table-cell>
          <table:table-cell table:style-name="ce5" office:value-type="currency" office:currency="EUR" office:value="28.5">
            <text:p>28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Bordeaux Rouge AOC « Réserve »</text:p>
          </table:table-cell>
          <table:table-cell office:value-type="string">
            <text:p>Chateau la Grave de Bertin (Merlot, Cab,Franc, Cab,Sauv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3.6">
            <text:p>3,60 €</text:p>
          </table:table-cell>
          <table:table-cell table:style-name="ce5" office:value-type="currency" office:currency="EUR" office:value="19">
            <text:p>19,0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Gravé dans la Roche, IGP Coteaux du Pont du Gard</text:p>
          </table:table-cell>
          <table:table-cell office:value-type="string">
            <text:p>Chateau Boucarut (Syrah, vin nature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3.9">
            <text:p>3,90 €</text:p>
          </table:table-cell>
          <table:table-cell table:style-name="ce5" office:value-type="currency" office:currency="EUR" office:value="21.5">
            <text:p>21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La Croix d’Arton, IGP Côte de Gascogne</text:p>
          </table:table-cell>
          <table:table-cell office:value-type="string">
            <text:p>Chateau d’Arton (Merlot, Syrah, Cab,Sauv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4">
            <text:p>4,00 €</text:p>
          </table:table-cell>
          <table:table-cell table:style-name="ce5" office:value-type="currency" office:currency="EUR" office:value="22">
            <text:p>22,0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Côtes du Rhône village Visan « Notre dame des Vignes »</text:p>
          </table:table-cell>
          <table:table-cell office:value-type="string">
            <text:p>Rhonéa (Grenache noir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4.4">
            <text:p>4,40 €</text:p>
          </table:table-cell>
          <table:table-cell table:style-name="ce5" office:value-type="currency" office:currency="EUR" office:value="24.5">
            <text:p>24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Corbières AOP</text:p>
          </table:table-cell>
          <table:table-cell office:value-type="string">
            <text:p>Château du Luc (Grenache noir, Carignan, Syrah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4.6">
            <text:p>4,60 €</text:p>
          </table:table-cell>
          <table:table-cell table:style-name="ce5" office:value-type="currency" office:currency="EUR" office:value="25.5">
            <text:p>25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Fitou AOC « Les Mille et Une Parcelles »</text:p>
          </table:table-cell>
          <table:table-cell office:value-type="string">
            <text:p>Mont Tauch (Carignan, Grenache noir, Syrah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4.8">
            <text:p>4,80 €</text:p>
          </table:table-cell>
          <table:table-cell table:style-name="ce5" office:value-type="currency" office:currency="EUR" office:value="26.5">
            <text:p>26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Saint Chinian « Le Bric à Brac »</text:p>
          </table:table-cell>
          <table:table-cell office:value-type="string">
            <text:p>Domaine Calmel , Joseph (Grenache noir, Carignan, Syrah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5.2">
            <text:p>5,20 €</text:p>
          </table:table-cell>
          <table:table-cell table:style-name="ce5" office:value-type="currency" office:currency="EUR" office:value="28.5">
            <text:p>28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Chardonnay IGP</text:p>
          </table:table-cell>
          <table:table-cell office:value-type="string">
            <text:p>Domaine des Hautes Ouches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2.5">
            <text:p>2,50 €</text:p>
          </table:table-cell>
          <table:table-cell table:style-name="ce5"/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Sauvignon IGP</text:p>
          </table:table-cell>
          <table:table-cell office:value-type="string">
            <text:p>Domaine des Hautes Ouches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2.5">
            <text:p>2,50 €</text:p>
          </table:table-cell>
          <table:table-cell table:style-name="ce5"/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Côte de Gascogne IGP « Les Hauts d’Arton »</text:p>
          </table:table-cell>
          <table:table-cell office:value-type="string">
            <text:p>Chateau d’Arton (Colombard, Cab,Sauv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4">
            <text:p>4,00 €</text:p>
          </table:table-cell>
          <table:table-cell table:style-name="ce5" office:value-type="currency" office:currency="EUR" office:value="22">
            <text:p>22,0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Chenin Anjou Blanc</text:p>
          </table:table-cell>
          <table:table-cell office:value-type="string">
            <text:p>Domaine de Gerfaut (Chenin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4">
            <text:p>4,00 €</text:p>
          </table:table-cell>
          <table:table-cell table:style-name="ce5" office:value-type="currency" office:currency="EUR" office:value="22">
            <text:p>22,0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Viognier IGP Pays d’Oc</text:p>
          </table:table-cell>
          <table:table-cell office:value-type="string">
            <text:p>Domaine Paul Mas (Viognier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4.5">
            <text:p>4,50 €</text:p>
          </table:table-cell>
          <table:table-cell table:style-name="ce5" office:value-type="currency" office:currency="EUR" office:value="24.5">
            <text:p>24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Pinot Blanc AOP Alsace</text:p>
          </table:table-cell>
          <table:table-cell office:value-type="string">
            <text:p>Kuentz Bas (Pinot Blanc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4.7">
            <text:p>4,70 €</text:p>
          </table:table-cell>
          <table:table-cell table:style-name="ce5" office:value-type="currency" office:currency="EUR" office:value="15">
            <text:p>15,0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Côteaux de l’Aubance</text:p>
          </table:table-cell>
          <table:table-cell office:value-type="string">
            <text:p>Domaine Papin (Chenin blanc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3.2">
            <text:p>3,20 €</text:p>
          </table:table-cell>
          <table:table-cell table:style-name="ce5"/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Brut Traditionnel Val de Loire</text:p>
          </table:table-cell>
          <table:table-cell office:value-type="string">
            <text:p>Bouvet Ladubay - 1851 (Chardonnay, Chenin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4">
            <text:p>4,00 €</text:p>
          </table:table-cell>
          <table:table-cell table:style-name="ce5" office:value-type="currency" office:currency="EUR" office:value="22">
            <text:p>22,0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sés</text:p>
          </table:table-cell>
          <table:table-cell/>
          <table:table-cell office:value-type="string">
            <text:p>Rosé de Loire AOP</text:p>
          </table:table-cell>
          <table:table-cell office:value-type="string">
            <text:p>Domaine des Hautes Ouches (Grolleau, Gamay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2.5">
            <text:p>2,50 €</text:p>
          </table:table-cell>
          <table:table-cell table:style-name="ce5"/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sés</text:p>
          </table:table-cell>
          <table:table-cell/>
          <table:table-cell office:value-type="string">
            <text:p>IGP Méditerranée « Brise Marine »</text:p>
          </table:table-cell>
          <table:table-cell office:value-type="string">
            <text:p>Cercle vignerons de provence (Grenache, Cinsault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3.2">
            <text:p>3,20 €</text:p>
          </table:table-cell>
          <table:table-cell table:style-name="ce5" office:value-type="currency" office:currency="EUR" office:value="16">
            <text:p>16,0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Anjou Rouge AOP</text:p>
          </table:table-cell>
          <table:table-cell/>
          <table:table-cell office:value-type="string">
            <text:p>25cl / 50cl / 1L</text:p>
          </table:table-cell>
          <table:table-cell table:style-name="ce5" office:value-type="currency" office:currency="EUR" office:value="4.2">
            <text:p>4,20 €</text:p>
          </table:table-cell>
          <table:table-cell table:style-name="ce5" office:value-type="currency" office:currency="EUR" office:value="8">
            <text:p>8,00 €</text:p>
          </table:table-cell>
          <table:table-cell table:style-name="ce5" office:value-type="currency" office:currency="EUR" office:value="15">
            <text:p>15,00 €</text:p>
          </table:table-cell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Chardonnay IGP</text:p>
          </table:table-cell>
          <table:table-cell/>
          <table:table-cell office:value-type="string">
            <text:p>25cl / 50cl / 1L</text:p>
          </table:table-cell>
          <table:table-cell table:style-name="ce5" office:value-type="currency" office:currency="EUR" office:value="4.2">
            <text:p>4,20 €</text:p>
          </table:table-cell>
          <table:table-cell table:style-name="ce5" office:value-type="currency" office:currency="EUR" office:value="8">
            <text:p>8,00 €</text:p>
          </table:table-cell>
          <table:table-cell table:style-name="ce5" office:value-type="currency" office:currency="EUR" office:value="15">
            <text:p>15,00 €</text:p>
          </table:table-cell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Sauvignon IGP</text:p>
          </table:table-cell>
          <table:table-cell/>
          <table:table-cell office:value-type="string">
            <text:p>25cl / 50cl / 1L</text:p>
          </table:table-cell>
          <table:table-cell table:style-name="ce5" office:value-type="currency" office:currency="EUR" office:value="4.2">
            <text:p>4,20 €</text:p>
          </table:table-cell>
          <table:table-cell table:style-name="ce5" office:value-type="currency" office:currency="EUR" office:value="8">
            <text:p>8,00 €</text:p>
          </table:table-cell>
          <table:table-cell table:style-name="ce5" office:value-type="currency" office:currency="EUR" office:value="15">
            <text:p>15,00 €</text:p>
          </table:table-cell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Côteaux de l’Aubance AOC</text:p>
          </table:table-cell>
          <table:table-cell/>
          <table:table-cell office:value-type="string">
            <text:p>25cl / 50cl / 1L</text:p>
          </table:table-cell>
          <table:table-cell table:style-name="ce5" office:value-type="currency" office:currency="EUR" office:value="6">
            <text:p>6,00 €</text:p>
          </table:table-cell>
          <table:table-cell table:style-name="ce5" office:value-type="currency" office:currency="EUR" office:value="11.5">
            <text:p>11,50 €</text:p>
          </table:table-cell>
          <table:table-cell table:style-name="ce5" office:value-type="currency" office:currency="EUR" office:value="22">
            <text:p>22,00 €</text:p>
          </table:table-cell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Rosé de Loire AOP</text:p>
          </table:table-cell>
          <table:table-cell/>
          <table:table-cell office:value-type="string">
            <text:p>25cl / 50cl / 1L</text:p>
          </table:table-cell>
          <table:table-cell table:style-name="ce5" office:value-type="currency" office:currency="EUR" office:value="4">
            <text:p>4,00 €</text:p>
          </table:table-cell>
          <table:table-cell table:style-name="ce5" office:value-type="currency" office:currency="EUR" office:value="8">
            <text:p>8,00 €</text:p>
          </table:table-cell>
          <table:table-cell table:style-name="ce5" office:value-type="currency" office:currency="EUR" office:value="15">
            <text:p>15,00 €</text:p>
          </table:table-cell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kir / Kir Cardinal</text:p>
          </table:table-cell>
          <table:table-cell table:number-columns-repeated="2"/>
          <table:table-cell table:style-name="ce5" office:value-type="currency" office:currency="EUR" office:value="2.7">
            <text:p>2,7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Kir Pétillant / Kir Breton</text:p>
          </table:table-cell>
          <table:table-cell table:number-columns-repeated="2"/>
          <table:table-cell table:style-name="ce5" office:value-type="currency" office:currency="EUR" office:value="4.2">
            <text:p>4,2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Cidre Brut</text:p>
          </table:table-cell>
          <table:table-cell office:value-type="string">
            <text:p>(33cl)</text:p>
          </table:table-cell>
          <table:table-cell/>
          <table:table-cell table:style-name="ce5" office:value-type="currency" office:currency="EUR" office:value="3.8">
            <text:p>3,8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Rhum Arrangé Maison</text:p>
          </table:table-cell>
          <table:table-cell table:number-columns-repeated="2"/>
          <table:table-cell table:style-name="ce5" office:value-type="currency" office:currency="EUR" office:value="6">
            <text:p>6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Botran</text:p>
          </table:table-cell>
          <table:table-cell office:value-type="string">
            <text:p>doux, fruité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Doorly’s XO</text:p>
          </table:table-cell>
          <table:table-cell office:value-type="string">
            <text:p>riche, doux, fruits secs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Barcelo Imperial</text:p>
          </table:table-cell>
          <table:table-cell office:value-type="string">
            <text:p>doux, fruité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Matusalem 15 ans</text:p>
          </table:table-cell>
          <table:table-cell office:value-type="string">
            <text:p>orange, vanille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Barbancourt 8 ans</text:p>
          </table:table-cell>
          <table:table-cell office:value-type="string">
            <text:p>puissant, vanillé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Dictador 12 ans</text:p>
          </table:table-cell>
          <table:table-cell office:value-type="string">
            <text:p>fruits exotiques, vanille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Flor de Caña 14 ans</text:p>
          </table:table-cell>
          <table:table-cell office:value-type="string">
            <text:p>riche, coco, nougat, épices</text:p>
          </table:table-cell>
          <table:table-cell/>
          <table:table-cell table:style-name="ce5" office:value-type="currency" office:currency="EUR" office:value="8">
            <text:p>8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Plantation XO</text:p>
          </table:table-cell>
          <table:table-cell office:value-type="string">
            <text:p>boisée, mangue</text:p>
          </table:table-cell>
          <table:table-cell/>
          <table:table-cell table:style-name="ce5" office:value-type="currency" office:currency="EUR" office:value="8">
            <text:p>8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Santa Teresa</text:p>
          </table:table-cell>
          <table:table-cell office:value-type="string">
            <text:p>doux, miel, banane</text:p>
          </table:table-cell>
          <table:table-cell/>
          <table:table-cell table:style-name="ce5" office:value-type="currency" office:currency="EUR" office:value="8">
            <text:p>8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Zacapa 23 ans</text:p>
          </table:table-cell>
          <table:table-cell office:value-type="string">
            <text:p>noix de muscade</text:p>
          </table:table-cell>
          <table:table-cell/>
          <table:table-cell table:style-name="ce5" office:value-type="currency" office:currency="EUR" office:value="9">
            <text:p>9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Aberlour 10 ans</text:p>
          </table:table-cell>
          <table:table-cell office:value-type="string">
            <text:p>fruité, épicé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Laphroaig 10 ans</text:p>
          </table:table-cell>
          <table:table-cell office:value-type="string">
            <text:p>tourbé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Armorik</text:p>
          </table:table-cell>
          <table:table-cell office:value-type="string">
            <text:p>très fruité et doux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La Piautre « Port Saint Maur »</text:p>
          </table:table-cell>
          <table:table-cell office:value-type="string">
            <text:p>tourbé, fumé, épices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Highland Park 12 ans</text:p>
          </table:table-cell>
          <table:table-cell office:value-type="string">
            <text:p>légèrement fumé, doux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Caol Ila</text:p>
          </table:table-cell>
          <table:table-cell office:value-type="string">
            <text:p>tourbé et gourmand</text:p>
          </table:table-cell>
          <table:table-cell/>
          <table:table-cell table:style-name="ce5" office:value-type="currency" office:currency="EUR" office:value="8">
            <text:p>8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Irish Powers</text:p>
          </table:table-cell>
          <table:table-cell office:value-type="string">
            <text:p>fort caractère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Monkey Shoulder</text:p>
          </table:table-cell>
          <table:table-cell office:value-type="string">
            <text:p>rond, fruits frais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Telling Stout Cask</text:p>
          </table:table-cell>
          <table:table-cell office:value-type="string">
            <text:p>café, chocolat, épices</text:p>
          </table:table-cell>
          <table:table-cell/>
          <table:table-cell table:style-name="ce5" office:value-type="currency" office:currency="EUR" office:value="8">
            <text:p>8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Yamazakura</text:p>
          </table:table-cell>
          <table:table-cell office:value-type="string">
            <text:p>doux, aromatique, iodé</text:p>
          </table:table-cell>
          <table:table-cell/>
          <table:table-cell table:style-name="ce5" office:value-type="currency" office:currency="EUR" office:value="8">
            <text:p>8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Nikka from the Barrel</text:p>
          </table:table-cell>
          <table:table-cell office:value-type="string">
            <text:p>gros caractère, vanille</text:p>
          </table:table-cell>
          <table:table-cell/>
          <table:table-cell table:style-name="ce5" office:value-type="currency" office:currency="EUR" office:value="8">
            <text:p>8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ourbon</text:p>
          </table:table-cell>
          <table:table-cell office:value-type="string">
            <text:p>Maker’s Mark</text:p>
          </table:table-cell>
          <table:table-cell office:value-type="string">
            <text:p>doux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ourbon</text:p>
          </table:table-cell>
          <table:table-cell office:value-type="string">
            <text:p>Woodford Reserve</text:p>
          </table:table-cell>
          <table:table-cell office:value-type="string">
            <text:p>boisé, rond</text:p>
          </table:table-cell>
          <table:table-cell/>
          <table:table-cell table:style-name="ce5" office:value-type="currency" office:currency="EUR" office:value="8">
            <text:p>8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Gins Tonics</text:p>
          </table:table-cell>
          <table:table-cell/>
          <table:table-cell office:value-type="string">
            <text:p>Gin Hendrick’s</text:p>
          </table:table-cell>
          <table:table-cell office:value-type="string">
            <text:p>Schweppes Tonic (10cl)</text:p>
          </table:table-cell>
          <table:table-cell/>
          <table:table-cell table:style-name="ce5" office:value-type="currency" office:currency="EUR" office:value="7.9">
            <text:p>7,9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Gins Tonics</text:p>
          </table:table-cell>
          <table:table-cell/>
          <table:table-cell office:value-type="string">
            <text:p>Gin Hendrick’s Orbium</text:p>
          </table:table-cell>
          <table:table-cell office:value-type="string">
            <text:p>Fever Tree Tonic (10cl)</text:p>
          </table:table-cell>
          <table:table-cell/>
          <table:table-cell table:style-name="ce5" office:value-type="currency" office:currency="EUR" office:value="9.5">
            <text:p>9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Gins Tonics</text:p>
          </table:table-cell>
          <table:table-cell/>
          <table:table-cell office:value-type="string">
            <text:p>Gin La Piautre « Origin »</text:p>
          </table:table-cell>
          <table:table-cell office:value-type="string">
            <text:p>Fever Tree Tonic (10cl) </text:p>
          </table:table-cell>
          <table:table-cell/>
          <table:table-cell table:style-name="ce5" office:value-type="currency" office:currency="EUR" office:value="9.5">
            <text:p>9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Gins Tonics</text:p>
          </table:table-cell>
          <table:table-cell/>
          <table:table-cell office:value-type="string">
            <text:p>Gin Botanist</text:p>
          </table:table-cell>
          <table:table-cell office:value-type="string">
            <text:p>Fever Tree Tonic (10cl)</text:p>
          </table:table-cell>
          <table:table-cell/>
          <table:table-cell table:style-name="ce5" office:value-type="currency" office:currency="EUR" office:value="10">
            <text:p>10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Digestifs</text:p>
          </table:table-cell>
          <table:table-cell/>
          <table:table-cell office:value-type="string">
            <text:p>Cointreau, Menthe, Pastille Giffard, Peppermint, Bailey's</text:p>
          </table:table-cell>
          <table:table-cell table:number-columns-repeated="2"/>
          <table:table-cell table:style-name="ce5" office:value-type="currency" office:currency="EUR" office:value="5">
            <text:p>5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Digestifs</text:p>
          </table:table-cell>
          <table:table-cell/>
          <table:table-cell office:value-type="string">
            <text:p>Poire, Cognac aux Amandes Giffard, Calvados</text:p>
          </table:table-cell>
          <table:table-cell table:number-columns-repeated="2"/>
          <table:table-cell table:style-name="ce5" office:value-type="currency" office:currency="EUR" office:value="5">
            <text:p>5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Digestifs</text:p>
          </table:table-cell>
          <table:table-cell/>
          <table:table-cell office:value-type="string">
            <text:p>Cognac VS Prestignac</text:p>
          </table:table-cell>
          <table:table-cell table:number-columns-repeated="2"/>
          <table:table-cell table:style-name="ce5" office:value-type="currency" office:currency="EUR" office:value="5">
            <text:p>5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Digestifs</text:p>
          </table:table-cell>
          <table:table-cell/>
          <table:table-cell office:value-type="string">
            <text:p>Cognac ABK6 VSOP</text:p>
          </table:table-cell>
          <table:table-cell table:number-columns-repeated="2"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Digestifs</text:p>
          </table:table-cell>
          <table:table-cell/>
          <table:table-cell office:value-type="string">
            <text:p>Cointreau Noir</text:p>
          </table:table-cell>
          <table:table-cell table:number-columns-repeated="2"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Menthe Pastille</text:p>
          </table:table-cell>
          <table:table-cell table:number-columns-repeated="2"/>
          <table:table-cell table:style-name="ce5" office:value-type="currency" office:currency="EUR" office:value="3">
            <text:p>3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Springbok, Tequila</text:p>
          </table:table-cell>
          <table:table-cell table:number-columns-repeated="2"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Smooth and Easy</text:p>
          </table:table-cell>
          <table:table-cell office:value-type="string">
            <text:p>Rhum, Mangue, Vanill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Ruffle</text:p>
          </table:table-cell>
          <table:table-cell office:value-type="string">
            <text:p>Tequila, Passion, Banan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Piscolero</text:p>
          </table:table-cell>
          <table:table-cell office:value-type="string">
            <text:p>Pisco, Grenadine, Jus d’Abricot, Pulco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Iros</text:p>
          </table:table-cell>
          <table:table-cell office:value-type="string">
            <text:p>Vodka, Cointreau, Sirop de Cerise, Citron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office:value-type="string">
            <text:p>Rhum arrangé</text:p>
          </table:table-cell>
          <table:table-cell office:value-type="string">
            <text:p>Rhum Arrangé</text:p>
          </table:table-cell>
          <table:table-cell office:value-type="string">
            <text:p>Fraise, Basilic et Vanill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office:value-type="string">
            <text:p>Rhum arrangé</text:p>
          </table:table-cell>
          <table:table-cell office:value-type="string">
            <text:p>Rhum Arrangé</text:p>
          </table:table-cell>
          <table:table-cell office:value-type="string">
            <text:p>Orange, Cannelle et Vanill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office:value-type="string">
            <text:p>Rhum arrangé</text:p>
          </table:table-cell>
          <table:table-cell office:value-type="string">
            <text:p>Rhum Arrangé</text:p>
          </table:table-cell>
          <table:table-cell office:value-type="string">
            <text:p>Mangue, Passion et Vanill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office:value-type="string">
            <text:p>Rhum arrangé</text:p>
          </table:table-cell>
          <table:table-cell office:value-type="string">
            <text:p>Rhum Arrangé</text:p>
          </table:table-cell>
          <table:table-cell office:value-type="string">
            <text:p>Framboise, Citronnelle, Gingembre et Menth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Houmous</text:p>
          </table:table-cell>
          <table:table-cell office:value-type="string">
            <text:p>Purée de pois chiche et de sésame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Tzatziki</text:p>
          </table:table-cell>
          <table:table-cell office:value-type="string">
            <text:p>Yaourt, concombre, échalotes, herbes fraîches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Rillettes de Thon</text:p>
          </table:table-cell>
          <table:table-cell office:value-type="string">
            <text:p>Thon, mayonnaise, persil, oignons cébette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Écrasé d’Avocat</text:p>
          </table:table-cell>
          <table:table-cell office:value-type="string">
            <text:p>Avocat, coriandre, piment, huile d’olive, citron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Rillettes Basques</text:p>
          </table:table-cell>
          <table:table-cell office:value-type="string">
            <text:p>Chorizo, cream cheese, piment d’Espelette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Mozza</text:p>
          </table:table-cell>
          <table:table-cell office:value-type="string">
            <text:p>Mozzarella 50g, pignons, pesto, basilic, tomates séchées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Tartinades Maison à Partager</text:p>
          </table:table-cell>
          <table:table-cell office:value-type="string">
            <text:p>4 choix parmi: Houmous, Tzatziki, Rillettes de Thon, Écrasé d’Avocat, Rillettes Basques, Mozza</text:p>
          </table:table-cell>
          <table:table-cell/>
          <table:table-cell table:style-name="ce5" office:value-type="currency" office:currency="EUR" office:value="23">
            <text:p>23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Camembert Rôti</text:p>
          </table:table-cell>
          <table:table-cell office:value-type="string">
            <text:p>Camembert 150g, miel, thym</text:p>
          </table:table-cell>
          <table:table-cell/>
          <table:table-cell table:style-name="ce5" office:value-type="currency" office:currency="EUR" office:value="10">
            <text:p>10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Fromage</text:p>
          </table:table-cell>
          <table:table-cell office:value-type="string">
            <text:p>Camembert, Comté, Morbier, Chèvre, Laïous, Saint-Nectaire</text:p>
          </table:table-cell>
          <table:table-cell/>
          <table:table-cell table:style-name="ce5" office:value-type="currency" office:currency="EUR" office:value="11">
            <text:p>11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Charcuterie</text:p>
          </table:table-cell>
          <table:table-cell office:value-type="string">
            <text:p>Bœuf fumé, coppa affinée, filet mignon fumé, saucissons, jambon Bodega Reserva 24 mois</text:p>
          </table:table-cell>
          <table:table-cell/>
          <table:table-cell table:style-name="ce5" office:value-type="currency" office:currency="EUR" office:value="12">
            <text:p>12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Mixte</text:p>
          </table:table-cell>
          <table:table-cell office:value-type="string">
            <text:p>Assiette de charcuterie + fromage</text:p>
          </table:table-cell>
          <table:table-cell/>
          <table:table-cell table:style-name="ce5" office:value-type="currency" office:currency="EUR" office:value="21">
            <text:p>21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Tapas</text:p>
          </table:table-cell>
          <table:table-cell office:value-type="string">
            <text:p>Beignets calamar/oignons/crevettes, accras, mozzarella sticks, poulet, Sauce tartare et épicée, Servi avec frites</text:p>
          </table:table-cell>
          <table:table-cell/>
          <table:table-cell table:style-name="ce5" office:value-type="currency" office:currency="EUR" office:value="22">
            <text:p>22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Saucissons 150g</text:p>
          </table:table-cell>
          <table:table-cell office:value-type="string">
            <text:p>Cèpes, Piment, Comté, Nature, Poivre…</text:p>
          </table:table-cell>
          <table:table-cell/>
          <table:table-cell table:style-name="ce5" office:value-type="currency" office:currency="EUR" office:value="5">
            <text:p>5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Frites Maison</text:p>
          </table:table-cell>
          <table:table-cell office:value-type="string">
            <text:p>1 sauce incluse Supplément sauce +0,30€</text:p>
          </table:table-cell>
          <table:table-cell/>
          <table:table-cell table:style-name="ce5" office:value-type="currency" office:currency="EUR" office:value="3">
            <text:p>3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Frites Maison XL</text:p>
          </table:table-cell>
          <table:table-cell office:value-type="string">
            <text:p>2 sauces incluses, Supplément sauce +0,30€</text:p>
          </table:table-cell>
          <table:table-cell/>
          <table:table-cell table:style-name="ce5" office:value-type="currency" office:currency="EUR" office:value="5.5">
            <text:p>5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Bol de salade verte supplémentaire</text:p>
          </table:table-cell>
          <table:table-cell table:number-columns-repeated="2"/>
          <table:table-cell table:style-name="ce5" office:value-type="currency" office:currency="EUR" office:value="3">
            <text:p>3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Soupe/Gaspacho Maison</text:p>
          </table:table-cell>
          <table:table-cell/>
          <table:table-cell office:value-type="string">
            <text:p>Demandez au serveur pour la soupe du jour</text:p>
          </table:table-cell>
          <table:table-cell table:number-columns-repeated="2"/>
          <table:table-cell table:style-name="ce5" office:value-type="currency" office:currency="EUR" office:value="5">
            <text:p>5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/>
          <table:table-cell office:value-type="string">
            <text:p>Vosgienne</text:p>
          </table:table-cell>
          <table:table-cell office:value-type="string">
            <text:p>Lardons, dés d’emmental, tomates séchées, salade, croûtons</text:p>
          </table:table-cell>
          <table:table-cell/>
          <table:table-cell table:style-name="ce5" office:value-type="currency" office:currency="EUR" office:value="11">
            <text:p>11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/>
          <table:table-cell office:value-type="string">
            <text:p>César</text:p>
          </table:table-cell>
          <table:table-cell office:value-type="string">
            <text:p>Poulet, grana padano, tomates séchées, champignons, sauce César, salade, croûtons</text:p>
          </table:table-cell>
          <table:table-cell/>
          <table:table-cell table:style-name="ce5" office:value-type="currency" office:currency="EUR" office:value="11">
            <text:p>11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/>
          <table:table-cell office:value-type="string">
            <text:p>Thaï</text:p>
          </table:table-cell>
          <table:table-cell office:value-type="string">
            <text:p>Poulet pané, carottes râpées, cébettes, chou, miel, sésame noir, sauce teriyaki, salade</text:p>
          </table:table-cell>
          <table:table-cell/>
          <table:table-cell table:style-name="ce5" office:value-type="currency" office:currency="EUR" office:value="14">
            <text:p>14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Automnale</text:p>
          </table:table-cell>
          <table:table-cell office:value-type="string">
            <text:p>Avocat, pommes, betteraves, noix, céleri, salade</text:p>
          </table:table-cell>
          <table:table-cell/>
          <table:table-cell table:style-name="ce5" office:value-type="currency" office:currency="EUR" office:value="11">
            <text:p>11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Estival</text:p>
          </table:table-cell>
          <table:table-cell office:value-type="string">
            <text:p>Melon, feta, basilic, salade</text:p>
          </table:table-cell>
          <table:table-cell/>
          <table:table-cell table:style-name="ce5" office:value-type="currency" office:currency="EUR" office:value="11">
            <text:p>11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Soleil</text:p>
          </table:table-cell>
          <table:table-cell office:value-type="string">
            <text:p>Aubergines, noix, feta, tomates séchées, salade</text:p>
          </table:table-cell>
          <table:table-cell/>
          <table:table-cell table:style-name="ce5" office:value-type="currency" office:currency="EUR" office:value="11">
            <text:p>11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Falafel</text:p>
          </table:table-cell>
          <table:table-cell office:value-type="string">
            <text:p>Falafels maison, houmous, tzatziki, betteraves, maïs, olives, cornichons, sésames, salade, sauce épicée</text:p>
          </table:table-cell>
          <table:table-cell/>
          <table:table-cell table:style-name="ce5" office:value-type="currency" office:currency="EUR" office:value="11.5">
            <text:p>11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Italienne</text:p>
          </table:table-cell>
          <table:table-cell office:value-type="string">
            <text:p>Mozzarella burrata, concombre, basilic, tomates, pignons, roquette, pesto, huile d’olive</text:p>
          </table:table-cell>
          <table:table-cell/>
          <table:table-cell table:style-name="ce5" office:value-type="currency" office:currency="EUR" office:value="15">
            <text:p>15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 de pâtes froides</text:p>
          </table:table-cell>
          <table:table-cell/>
          <table:table-cell office:value-type="string">
            <text:p>Provençale</text:p>
          </table:table-cell>
          <table:table-cell office:value-type="string">
            <text:p>Courgettes, poivrons, aubergines, tomates, oignons, pâtes fusilli</text:p>
          </table:table-cell>
          <table:table-cell/>
          <table:table-cell table:style-name="ce5" office:value-type="currency" office:currency="EUR" office:value="10">
            <text:p>10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 de pâtes froides</text:p>
          </table:table-cell>
          <table:table-cell/>
          <table:table-cell office:value-type="string">
            <text:p>Saumon</text:p>
          </table:table-cell>
          <table:table-cell office:value-type="string">
            <text:p>Saumon, billes de mozzarella di bufala, aneth, concombre, pâtes fusilli</text:p>
          </table:table-cell>
          <table:table-cell/>
          <table:table-cell table:style-name="ce5" office:value-type="currency" office:currency="EUR" office:value="10.5">
            <text:p>10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 de pâtes froides</text:p>
          </table:table-cell>
          <table:table-cell/>
          <table:table-cell office:value-type="string">
            <text:p>Thon</text:p>
          </table:table-cell>
          <table:table-cell office:value-type="string">
            <text:p>Thon, maïs, olives, tomates cerises, concombre, cornichons, pâtes fusilli</text:p>
          </table:table-cell>
          <table:table-cell/>
          <table:table-cell table:style-name="ce5" office:value-type="currency" office:currency="EUR" office:value="10.5">
            <text:p>10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 de pâtes froides</text:p>
          </table:table-cell>
          <table:table-cell/>
          <table:table-cell office:value-type="string">
            <text:p>Brésilienne</text:p>
          </table:table-cell>
          <table:table-cell office:value-type="string">
            <text:p>Poulet, mangue, concombre, olives, tomates cerises, roquette, maïs, mayonnaise, pâtes fusilli</text:p>
          </table:table-cell>
          <table:table-cell/>
          <table:table-cell table:style-name="ce5" office:value-type="currency" office:currency="EUR" office:value="10.5">
            <text:p>10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Pitchoun</text:p>
          </table:table-cell>
          <table:table-cell office:value-type="string">
            <text:p>Steak 90g, cheddar, salade, ketchup</text:p>
          </table:table-cell>
          <table:table-cell/>
          <table:table-cell table:style-name="ce5" office:value-type="currency" office:currency="EUR" office:value="8">
            <text:p>8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Classique</text:p>
          </table:table-cell>
          <table:table-cell office:value-type="string">
            <text:p>Steak, cheddar, cornichons, tomates, sauce cocktail, salade</text:p>
          </table:table-cell>
          <table:table-cell/>
          <table:table-cell table:style-name="ce5" office:value-type="currency" office:currency="EUR" office:value="9.9">
            <text:p>9,9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Forestier</text:p>
          </table:table-cell>
          <table:table-cell office:value-type="string">
            <text:p>Steak, comté affiné, champignons, sauce poivre</text:p>
          </table:table-cell>
          <table:table-cell/>
          <table:table-cell table:style-name="ce5" office:value-type="currency" office:currency="EUR" office:value="12.5">
            <text:p>12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Savoyard</text:p>
          </table:table-cell>
          <table:table-cell office:value-type="string">
            <text:p>Steak, coppa, reblochon, salade, sauce poivre</text:p>
          </table:table-cell>
          <table:table-cell/>
          <table:table-cell table:style-name="ce5" office:value-type="currency" office:currency="EUR" office:value="13">
            <text:p>13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Lombard</text:p>
          </table:table-cell>
          <table:table-cell office:value-type="string">
            <text:p>Steak, gorgonzola, noix, salade, confit de figues</text:p>
          </table:table-cell>
          <table:table-cell/>
          <table:table-cell table:style-name="ce5" office:value-type="currency" office:currency="EUR" office:value="13">
            <text:p>13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Chèvre</text:p>
          </table:table-cell>
          <table:table-cell office:value-type="string">
            <text:p>Steak, chèvre, crème fraîche, thym, salade, miel</text:p>
          </table:table-cell>
          <table:table-cell/>
          <table:table-cell table:style-name="ce5" office:value-type="currency" office:currency="EUR" office:value="13.5">
            <text:p>13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Rosbeef</text:p>
          </table:table-cell>
          <table:table-cell office:value-type="string">
            <text:p>Viande de bœuf (langue de chat), champignons, comté affiné, confiture d’oignons maison</text:p>
          </table:table-cell>
          <table:table-cell/>
          <table:table-cell table:style-name="ce5" office:value-type="currency" office:currency="EUR" office:value="13.5">
            <text:p>13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Xalapa</text:p>
          </table:table-cell>
          <table:table-cell office:value-type="string">
            <text:p>Viande de bœuf (langue de chat), mozzarella, salade, sauce spéciale maison</text:p>
          </table:table-cell>
          <table:table-cell/>
          <table:table-cell table:style-name="ce5" office:value-type="currency" office:currency="EUR" office:value="13.5">
            <text:p>13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Burrata</text:p>
          </table:table-cell>
          <table:table-cell office:value-type="string">
            <text:p>Steak, mini burrata, tomates séchées, roquette, pesto</text:p>
          </table:table-cell>
          <table:table-cell/>
          <table:table-cell table:style-name="ce5" office:value-type="currency" office:currency="EUR" office:value="13.5">
            <text:p>13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Oriental</text:p>
          </table:table-cell>
          <table:table-cell office:value-type="string">
            <text:p>Steak, cheddar, aubergine, poivron, oignons, cumin, cornichons, tomates, salade, sauce samouraï</text:p>
          </table:table-cell>
          <table:table-cell/>
          <table:table-cell table:style-name="ce5" office:value-type="currency" office:currency="EUR" office:value="13.5">
            <text:p>13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Auvergnat</text:p>
          </table:table-cell>
          <table:table-cell office:value-type="string">
            <text:p>Steak, Saint-Nectaire, poitrine fumée, oignon rouge, sauce moutarde miel</text:p>
          </table:table-cell>
          <table:table-cell/>
          <table:table-cell table:style-name="ce5" office:value-type="currency" office:currency="EUR" office:value="13.5">
            <text:p>13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Colombien</text:p>
          </table:table-cell>
          <table:table-cell office:value-type="string">
            <text:p>Steak, feta, écrasé d’avocat, oignons, tomates, salade</text:p>
          </table:table-cell>
          <table:table-cell/>
          <table:table-cell table:style-name="ce5" office:value-type="currency" office:currency="EUR" office:value="14">
            <text:p>14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Végétarien</text:p>
          </table:table-cell>
          <table:table-cell office:value-type="string">
            <text:p>Phénicien</text:p>
          </table:table-cell>
          <table:table-cell office:value-type="string">
            <text:p>Falafel maison, cheddar, roquette, cornichons, tomates, salade, tzatziki maison</text:p>
          </table:table-cell>
          <table:table-cell/>
          <table:table-cell table:style-name="ce5" office:value-type="currency" office:currency="EUR" office:value="11">
            <text:p>11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Végétarien</text:p>
          </table:table-cell>
          <table:table-cell office:value-type="string">
            <text:p>Veggie</text:p>
          </table:table-cell>
          <table:table-cell office:value-type="string">
            <text:p>Galette de pommes de terre maison, aubergine, courgette, poivron, tomate, cheddar, cornichons, salade, sauce cocktail</text:p>
          </table:table-cell>
          <table:table-cell/>
          <table:table-cell table:style-name="ce5" office:value-type="currency" office:currency="EUR" office:value="11">
            <text:p>11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let</text:p>
          </table:table-cell>
          <table:table-cell office:value-type="string">
            <text:p>Chicken</text:p>
          </table:table-cell>
          <table:table-cell office:value-type="string">
            <text:p>Poulet frit, gouda, cumin, cornichon, tomate, salade, sauce barbecue</text:p>
          </table:table-cell>
          <table:table-cell/>
          <table:table-cell table:style-name="ce5" office:value-type="currency" office:currency="EUR" office:value="12">
            <text:p>12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let</text:p>
          </table:table-cell>
          <table:table-cell office:value-type="string">
            <text:p>Héllène</text:p>
          </table:table-cell>
          <table:table-cell office:value-type="string">
            <text:p>Filet de poulet citronné, roquette, cornichons, curcuma, tomates, salade, tzatziki maison</text:p>
          </table:table-cell>
          <table:table-cell/>
          <table:table-cell table:style-name="ce5" office:value-type="currency" office:currency="EUR" office:value="13">
            <text:p>13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let</text:p>
          </table:table-cell>
          <table:table-cell office:value-type="string">
            <text:p>Suprême</text:p>
          </table:table-cell>
          <table:table-cell office:value-type="string">
            <text:p>Poulet frit, écrasé d’avocat, oignon rouge, grana padano</text:p>
          </table:table-cell>
          <table:table-cell/>
          <table:table-cell table:style-name="ce5" office:value-type="currency" office:currency="EUR" office:value="13.5">
            <text:p>13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isson</text:p>
          </table:table-cell>
          <table:table-cell office:value-type="string">
            <text:p>Marin</text:p>
          </table:table-cell>
          <table:table-cell office:value-type="string">
            <text:p>Filet de cabillaud pané, gouda, roquette, cornichons, tomates, salade, sauce tartare maison</text:p>
          </table:table-cell>
          <table:table-cell/>
          <table:table-cell table:style-name="ce5" office:value-type="currency" office:currency="EUR" office:value="11">
            <text:p>11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 office:value-type="string">
            <text:p>Steak 90g</text:p>
          </table:table-cell>
          <table:table-cell office:value-type="string">
            <text:p>Servi avec salade verte</text:p>
          </table:table-cell>
          <table:table-cell/>
          <table:table-cell table:style-name="ce5" office:value-type="currency" office:currency="EUR" office:value="8">
            <text:p>8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 office:value-type="string">
            <text:p>Burger Pitchoun</text:p>
          </table:table-cell>
          <table:table-cell office:value-type="string">
            <text:p>Steak 90g, cheddar, ketchup, salade</text:p>
          </table:table-cell>
          <table:table-cell/>
          <table:table-cell table:style-name="ce5" office:value-type="currency" office:currency="EUR" office:value="11">
            <text:p>11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 office:value-type="string">
            <text:p>Milanaise 90g</text:p>
          </table:table-cell>
          <table:table-cell office:value-type="string">
            <text:p>Servie avec salade verte</text:p>
          </table:table-cell>
          <table:table-cell/>
          <table:table-cell table:style-name="ce5" office:value-type="currency" office:currency="EUR" office:value="8.5">
            <text:p>8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 office:value-type="string">
            <text:p>Fish n’Chips 90g</text:p>
          </table:table-cell>
          <table:table-cell office:value-type="string">
            <text:p>Sauce au choix, Servi avec salade verte</text:p>
          </table:table-cell>
          <table:table-cell/>
          <table:table-cell table:style-name="ce5" office:value-type="currency" office:currency="EUR" office:value="9.5">
            <text:p>9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 office:value-type="string">
            <text:p>Spaghetti ou Radiatori</text:p>
          </table:table-cell>
          <table:table-cell office:value-type="string">
            <text:p>Sauce bolognaise maison ou pesto ou accompagnement du jour, avec parmesan ou emmental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Poulet</text:p>
          </table:table-cell>
          <table:table-cell office:value-type="string">
            <text:p>Poulet, emmental, champignons, crème fraîche, tomates séchées</text:p>
          </table:table-cell>
          <table:table-cell/>
          <table:table-cell table:style-name="ce5" office:value-type="currency" office:currency="EUR" office:value="10.5">
            <text:p>10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Jambon</text:p>
          </table:table-cell>
          <table:table-cell office:value-type="string">
            <text:p>Jambon Bodega 24 mois, mozzarella, champignons, sauce tomate maison</text:p>
          </table:table-cell>
          <table:table-cell/>
          <table:table-cell table:style-name="ce5" office:value-type="currency" office:currency="EUR" office:value="10.5">
            <text:p>10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Montagnarde</text:p>
          </table:table-cell>
          <table:table-cell office:value-type="string">
            <text:p>Lardons, pommes de terre, crème fraîche, reblochon, oignons</text:p>
          </table:table-cell>
          <table:table-cell/>
          <table:table-cell table:style-name="ce5" office:value-type="currency" office:currency="EUR" office:value="10.5">
            <text:p>10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Mexicaine</text:p>
          </table:table-cell>
          <table:table-cell office:value-type="string">
            <text:p>Viande hachée, mozzarella, poivrons, oignons, sauce tomate maison</text:p>
          </table:table-cell>
          <table:table-cell/>
          <table:table-cell table:style-name="ce5" office:value-type="currency" office:currency="EUR" office:value="11">
            <text:p>11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Moussaka</text:p>
          </table:table-cell>
          <table:table-cell office:value-type="string">
            <text:p>Viande hachée, mozzarella, aubergines, poivrons, oignons, sauce tomate maison</text:p>
          </table:table-cell>
          <table:table-cell/>
          <table:table-cell table:style-name="ce5" office:value-type="currency" office:currency="EUR" office:value="11.5">
            <text:p>11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Norvégienne</text:p>
          </table:table-cell>
          <table:table-cell office:value-type="string">
            <text:p>Saumon, noix, fromage frais, crème fraîche, curry, roquette, tomates cerises, ciboulette</text:p>
          </table:table-cell>
          <table:table-cell/>
          <table:table-cell table:style-name="ce5" office:value-type="currency" office:currency="EUR" office:value="11">
            <text:p>11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Ibérique</text:p>
          </table:table-cell>
          <table:table-cell office:value-type="string">
            <text:p>Crème de chorizo, olive verte et noire, roquette, ciboulette, tomates cerises, piment d’Espelette</text:p>
          </table:table-cell>
          <table:table-cell/>
          <table:table-cell table:style-name="ce5" office:value-type="currency" office:currency="EUR" office:value="11.5">
            <text:p>11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Rio</text:p>
          </table:table-cell>
          <table:table-cell office:value-type="string">
            <text:p>Poulet, mangue, crème fraîche, tomate cerise, ciboulette</text:p>
          </table:table-cell>
          <table:table-cell/>
          <table:table-cell table:style-name="ce5" office:value-type="currency" office:currency="EUR" office:value="11.5">
            <text:p>11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Capra</text:p>
          </table:table-cell>
          <table:table-cell office:value-type="string">
            <text:p>Jambon Bodega 24 mois, chèvre, miel, roquette, tomates cerises</text:p>
          </table:table-cell>
          <table:table-cell/>
          <table:table-cell table:style-name="ce5" office:value-type="currency" office:currency="EUR" office:value="11.5">
            <text:p>11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Thon</text:p>
          </table:table-cell>
          <table:table-cell office:value-type="string">
            <text:p>Thon, avocats, olives, oignons nouveaux, persil, concombres, tomates cerises, mayo, ciboulette</text:p>
          </table:table-cell>
          <table:table-cell/>
          <table:table-cell table:style-name="ce5" office:value-type="currency" office:currency="EUR" office:value="12">
            <text:p>12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an Froid</text:p>
          </table:table-cell>
          <table:table-cell office:value-type="string">
            <text:p>Avocado</text:p>
          </table:table-cell>
          <table:table-cell office:value-type="string">
            <text:p>Olives, écrasé d’avocats, tomates cerises</text:p>
          </table:table-cell>
          <table:table-cell/>
          <table:table-cell table:style-name="ce5" office:value-type="currency" office:currency="EUR" office:value="10.5">
            <text:p>10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an Froid</text:p>
          </table:table-cell>
          <table:table-cell office:value-type="string">
            <text:p>Levantine</text:p>
          </table:table-cell>
          <table:table-cell office:value-type="string">
            <text:p>Houmous maison, aubergines, olives, roquette, tomates séchées</text:p>
          </table:table-cell>
          <table:table-cell/>
          <table:table-cell table:style-name="ce5" office:value-type="currency" office:currency="EUR" office:value="10.5">
            <text:p>10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étarien Chaud</text:p>
          </table:table-cell>
          <table:table-cell office:value-type="string">
            <text:p>Chèvre</text:p>
          </table:table-cell>
          <table:table-cell office:value-type="string">
            <text:p>Chèvre, noix, miel, menthe</text:p>
          </table:table-cell>
          <table:table-cell/>
          <table:table-cell table:style-name="ce5" office:value-type="currency" office:currency="EUR" office:value="9.9">
            <text:p>9,9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étarien Chaud</text:p>
          </table:table-cell>
          <table:table-cell office:value-type="string">
            <text:p>Méditerranée</text:p>
          </table:table-cell>
          <table:table-cell office:value-type="string">
            <text:p>Aubergines, mozzarella, parmesan, tomates séchées</text:p>
          </table:table-cell>
          <table:table-cell/>
          <table:table-cell table:style-name="ce5" office:value-type="currency" office:currency="EUR" office:value="10.5">
            <text:p>10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étarien Chaud</text:p>
          </table:table-cell>
          <table:table-cell office:value-type="string">
            <text:p>Italia</text:p>
          </table:table-cell>
          <table:table-cell office:value-type="string">
            <text:p>Pesto, mozzarella, champignons, parmesan, tomates</text:p>
          </table:table-cell>
          <table:table-cell/>
          <table:table-cell table:style-name="ce5" office:value-type="currency" office:currency="EUR" office:value="10.5">
            <text:p>10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Plat du Jour</text:p>
          </table:table-cell>
          <table:table-cell/>
          <table:table-cell office:value-type="string">
            <text:p>Plat du jour</text:p>
          </table:table-cell>
          <table:table-cell table:number-columns-repeated="2"/>
          <table:table-cell table:style-name="ce5" office:value-type="currency" office:currency="EUR" office:value="13">
            <text:p>13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Plat du Jour</text:p>
          </table:table-cell>
          <table:table-cell/>
          <table:table-cell office:value-type="string">
            <text:p>Plat + Dessert du Jour</text:p>
          </table:table-cell>
          <table:table-cell table:number-columns-repeated="2"/>
          <table:table-cell table:style-name="ce5" office:value-type="currency" office:currency="EUR" office:value="17.5">
            <text:p>17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Plat du Jour</text:p>
          </table:table-cell>
          <table:table-cell/>
          <table:table-cell office:value-type="string">
            <text:p>Plat + Dessert + Verre de Vin + Café</text:p>
          </table:table-cell>
          <table:table-cell table:number-columns-repeated="2"/>
          <table:table-cell table:style-name="ce5" office:value-type="currency" office:currency="EUR" office:value="19">
            <text:p>19,00 €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Steak Haché 125g</text:p>
          </table:table-cell>
          <table:table-cell office:value-type="string">
            <text:p>Sauce au choix</text:p>
          </table:table-cell>
          <table:table-cell/>
          <table:table-cell table:style-name="ce5" office:value-type="currency" office:currency="EUR" office:value="9.9">
            <text:p>9,90 €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Tartare Classique</text:p>
          </table:table-cell>
          <table:table-cell office:value-type="string">
            <text:p>Bœuf haché au couteau, persil, oignons, câpres, cornichons, sauce Worcestershire, Tabasco</text:p>
          </table:table-cell>
          <table:table-cell/>
          <table:table-cell table:style-name="ce5" office:value-type="currency" office:currency="EUR" office:value="16.5">
            <text:p>16,50 €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Tartare Romain</text:p>
          </table:table-cell>
          <table:table-cell office:value-type="string">
            <text:p>Bœuf haché au couteau, parmesan, tomates séchées, pignons, basilic, câpres, pesto</text:p>
          </table:table-cell>
          <table:table-cell/>
          <table:table-cell table:style-name="ce5" office:value-type="currency" office:currency="EUR" office:value="17.5">
            <text:p>17,50 €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Onglet 140g</text:p>
          </table:table-cell>
          <table:table-cell office:value-type="string">
            <text:p>Sauce au choix</text:p>
          </table:table-cell>
          <table:table-cell/>
          <table:table-cell table:style-name="ce5" office:value-type="currency" office:currency="EUR" office:value="17.5">
            <text:p>17,50 €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Bavette 180g</text:p>
          </table:table-cell>
          <table:table-cell office:value-type="string">
            <text:p>Sauce au choix</text:p>
          </table:table-cell>
          <table:table-cell/>
          <table:table-cell table:style-name="ce5" office:value-type="currency" office:currency="EUR" office:value="17.5">
            <text:p>17,50 €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Entrecôte Française 200g</text:p>
          </table:table-cell>
          <table:table-cell office:value-type="string">
            <text:p>Sauce au choix</text:p>
          </table:table-cell>
          <table:table-cell/>
          <table:table-cell table:style-name="ce5" office:value-type="currency" office:currency="EUR" office:value="19">
            <text:p>19,00 €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Faux-Filet 240g</text:p>
          </table:table-cell>
          <table:table-cell office:value-type="string">
            <text:p>Sauce au choix</text:p>
          </table:table-cell>
          <table:table-cell/>
          <table:table-cell table:style-name="ce5" office:value-type="currency" office:currency="EUR" office:value="20">
            <text:p>20,00 €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Escalope Milanaise 130g</text:p>
          </table:table-cell>
          <table:table-cell office:value-type="string">
            <text:p>Sauce tartare maison</text:p>
          </table:table-cell>
          <table:table-cell/>
          <table:table-cell table:style-name="ce5" office:value-type="currency" office:currency="EUR" office:value="15">
            <text:p>15,00 €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Poulet Tendresse 130g</text:p>
          </table:table-cell>
          <table:table-cell office:value-type="string">
            <text:p>Poulet frit, Sauce tomate épicée maison</text:p>
          </table:table-cell>
          <table:table-cell/>
          <table:table-cell table:style-name="ce5" office:value-type="currency" office:currency="EUR" office:value="15">
            <text:p>15,00 €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Fish n’Chips 130g</text:p>
          </table:table-cell>
          <table:table-cell office:value-type="string">
            <text:p>Sauce tartare maison</text:p>
          </table:table-cell>
          <table:table-cell/>
          <table:table-cell table:style-name="ce5" office:value-type="currency" office:currency="EUR" office:value="14">
            <text:p>14,00 €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Spaghetti ou Radiatori</text:p>
          </table:table-cell>
          <table:table-cell office:value-type="string">
            <text:p>Sauce bolognaise maison ou pesto ou accompagnement du jour, avec parmesan ou emmental</text:p>
          </table:table-cell>
          <table:table-cell/>
          <table:table-cell table:style-name="ce5" office:value-type="currency" office:currency="EUR" office:value="9.9">
            <text:p>9,9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Cookie du Jour</text:p>
          </table:table-cell>
          <table:table-cell table:number-columns-repeated="2"/>
          <table:table-cell table:style-name="ce5" office:value-type="currency" office:currency="EUR" office:value="2.5">
            <text:p>2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Muffin du Jour</text:p>
          </table:table-cell>
          <table:table-cell table:number-columns-repeated="2"/>
          <table:table-cell table:style-name="ce5" office:value-type="currency" office:currency="EUR" office:value="4">
            <text:p>4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Fondant au Chocolat</text:p>
          </table:table-cell>
          <table:table-cell office:value-type="string">
            <text:p>Supplément glace vanille bio +2,50€</text:p>
          </table:table-cell>
          <table:table-cell/>
          <table:table-cell table:style-name="ce5" office:value-type="currency" office:currency="EUR" office:value="5">
            <text:p>5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Crumble</text:p>
          </table:table-cell>
          <table:table-cell office:value-type="string">
            <text:p>Supplément glace vanille bio +2,50€</text:p>
          </table:table-cell>
          <table:table-cell/>
          <table:table-cell table:style-name="ce5" office:value-type="currency" office:currency="EUR" office:value="6">
            <text:p>6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Mousse au Chocolat</text:p>
          </table:table-cell>
          <table:table-cell table:number-columns-repeated="2"/>
          <table:table-cell table:style-name="ce5" office:value-type="currency" office:currency="EUR" office:value="6">
            <text:p>6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Panna Cotta</text:p>
          </table:table-cell>
          <table:table-cell office:value-type="string">
            <text:p>Coulis caramel, chocolat, fruits rouges ou mangue</text:p>
          </table:table-cell>
          <table:table-cell/>
          <table:table-cell table:style-name="ce5" office:value-type="currency" office:currency="EUR" office:value="6">
            <text:p>6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Dessert du Jour</text:p>
          </table:table-cell>
          <table:table-cell office:value-type="string">
            <text:p>Seulement le midi, demandez au serveur</text:p>
          </table:table-cell>
          <table:table-cell/>
          <table:table-cell table:style-name="ce5" office:value-type="currency" office:currency="EUR" office:value="6">
            <text:p>6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Crème Brûlée</text:p>
          </table:table-cell>
          <table:table-cell table:number-columns-repeated="2"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Cheesecake</text:p>
          </table:table-cell>
          <table:table-cell office:value-type="string">
            <text:p>Coulis caramel, chocolat, fruits rouges ou mangue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Tiramisu</text:p>
          </table:table-cell>
          <table:table-cell office:value-type="string">
            <text:p>Au speculoos et café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Café Gourmand</text:p>
          </table:table-cell>
          <table:table-cell office:value-type="string">
            <text:p>4 petits desserts maison et un mini cookie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Thé Gourmand</text:p>
          </table:table-cell>
          <table:table-cell office:value-type="string">
            <text:p>4 petits desserts maison et un mini cookie</text:p>
          </table:table-cell>
          <table:table-cell/>
          <table:table-cell table:style-name="ce5" office:value-type="currency" office:currency="EUR" office:value="8.5">
            <text:p>8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Digestif Gourmand</text:p>
          </table:table-cell>
          <table:table-cell office:value-type="string">
            <text:p>4 petits desserts maison et un mini cookie, Parmi: Cointreau, Menthe Pastille, Armagnac, Peppermint, Cognac aux Amandes, Cognac VS, Poire, Bailey’s, Calvados Closville</text:p>
          </table:table-cell>
          <table:table-cell/>
          <table:table-cell table:style-name="ce5" office:value-type="currency" office:currency="EUR" office:value="9.5">
            <text:p>9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Planche 3 Fromages</text:p>
          </table:table-cell>
          <table:table-cell office:value-type="string">
            <text:p>Comté, Camembert et Laïous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Desserts glacés</text:p>
          </table:table-cell>
          <table:table-cell/>
          <table:table-cell office:value-type="string">
            <text:p>Coupe de glace (bio) – 1 boule</text:p>
          </table:table-cell>
          <table:table-cell office:value-type="string">
            <text:p>Vanille, fraise, chocolat au lait, mangue, melon/menthe, 3C: caramel/chocolat/cacahuète, Suppléments chantilly, amandes, coulis +0,50€</text:p>
          </table:table-cell>
          <table:table-cell/>
          <table:table-cell table:style-name="ce5" office:value-type="currency" office:currency="EUR" office:value="3">
            <text:p>3,0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Desserts glacés</text:p>
          </table:table-cell>
          <table:table-cell/>
          <table:table-cell office:value-type="string">
            <text:p>Coupe de glace (bio) – 2 boules</text:p>
          </table:table-cell>
          <table:table-cell office:value-type="string">
            <text:p>Vanille, fraise, chocolat au lait, mangue, melon/menthe, 3C: caramel/chocolat/cacahuète, Suppléments chantilly, amandes, coulis +0,50€</text:p>
          </table:table-cell>
          <table:table-cell/>
          <table:table-cell table:style-name="ce5" office:value-type="currency" office:currency="EUR" office:value="6">
            <text:p>6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glacés</text:p>
          </table:table-cell>
          <table:table-cell/>
          <table:table-cell office:value-type="string">
            <text:p>Café Glacé</text:p>
          </table:table-cell>
          <table:table-cell office:value-type="string">
            <text:p>Boule vanille et chocolat, café, amandes, chantilly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 table:number-rows-repeated="1048277">
          <table:table-cell table:number-columns-repeated="1009"/>
        </table:table-row>
        <table:table-row table:style-name="ro1">
          <table:table-cell table:number-columns-repeated="1009"/>
        </table:table-row>
      </table:table>
      <table:database-ranges>
        <table:database-range table:name="__Anonymous_Sheet_DB__1" table:target-range-address="menu_unifie.B1:menu_unifie.I200" table:display-filter-buttons="true"/>
        <table:database-range table:name="__Anonymous_Sheet_DB__2" table:target-range-address="menu_unifie.B1:menu_unifie.I298" table:display-filter-buttons="true"/>
        <table:database-range table:name="__Anonymous_Sheet_DB__3" table:target-range-address="menu_unifie.A1:menu_unifie.I29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026cm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3">03/11/2025</text:date>, <text:time>18:1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dc:date>2025-11-03T18:16:07</dc:date>
    <meta:editing-duration>PT9H29M13S</meta:editing-duration>
    <meta:editing-cycles>13</meta:editing-cycles>
    <meta:document-statistic meta:table-count="1" meta:cell-count="1736" meta:object-count="0"/>
  </office:meta>
</office:document-meta>
</file>